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27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," calcext:value-type="string">
            <text:p>(19,'MC1 Set 02.5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3]&amp;&quot;,'&quot;&amp;SUBSTITUTE([.B23];&quot;'&quot;;&quot;''&quot;)&amp;&quot;',&quot;&amp;[.C23]&amp;&quot;,0,CURDATE(),CURDATE())&quot;&amp;IF(INDIRECT(ADDRESS(ROW([.A23])+1;1))&gt;0;&quot;,&quot;;&quot;;&quot;)" office:value-type="string" office:string-value="(20,'MC1 Set 03.1 aerobico con gambe fartlek',2,0,CURDATE(),CURDATE())," calcext:value-type="string">
            <text:p>(20,'MC1 Set 03.1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4]&amp;&quot;,'&quot;&amp;SUBSTITUTE([.B24];&quot;'&quot;;&quot;''&quot;)&amp;&quot;',&quot;&amp;[.C24]&amp;&quot;,0,CURDATE(),CURDATE())&quot;&amp;IF(INDIRECT(ADDRESS(ROW([.A24])+1;1))&gt;0;&quot;,&quot;;&quot;;&quot;)" office:value-type="string" office:string-value="(21,'MC1 Set 03.2 soglia quasi seria con gambe',2,0,CURDATE(),CURDATE())," calcext:value-type="string">
            <text:p>(21,'MC1 Set 03.2 soglia quasi seria con gambe',2,0,CURDATE(),CURDATE()),</text:p>
          </table:table-cell>
          <table:table-cell table:number-columns-repeated="100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MC1 Set 03.3 aerobico serale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5]&amp;&quot;,'&quot;&amp;SUBSTITUTE([.B25];&quot;'&quot;;&quot;''&quot;)&amp;&quot;',&quot;&amp;[.C25]&amp;&quot;,0,CURDATE(),CURDATE())&quot;&amp;IF(INDIRECT(ADDRESS(ROW([.A25])+1;1))&gt;0;&quot;,&quot;;&quot;;&quot;)" office:value-type="string" office:string-value="(22,'MC1 Set 03.3 aerobico serale con gambe',2,0,CURDATE(),CURDATE())," calcext:value-type="string">
            <text:p>(22,'MC1 Set 03.3 aerobico serale con gambe',2,0,CURDATE(),CURDATE()),</text:p>
          </table:table-cell>
          <table:table-cell table:number-columns-repeated="100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MC1 Set 03.4 Il primo timido C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6]&amp;&quot;,'&quot;&amp;SUBSTITUTE([.B26];&quot;'&quot;;&quot;''&quot;)&amp;&quot;',&quot;&amp;[.C26]&amp;&quot;,0,CURDATE(),CURDATE())&quot;&amp;IF(INDIRECT(ADDRESS(ROW([.A26])+1;1))&gt;0;&quot;,&quot;;&quot;;&quot;)" office:value-type="string" office:string-value="(23,'MC1 Set 03.4 Il primo timido C1',2,0,CURDATE(),CURDATE());" calcext:value-type="string">
            <text:p>(23,'MC1 Set 03.4 Il primo timido C1',2,0,CURDATE(),CURDATE());</text:p>
          </table:table-cell>
          <table:table-cell table:number-columns-repeated="1008"/>
        </table:table-row>
        <table:table-row table:style-name="ro3" table:number-rows-repeated="272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27:user_trainings.E299">
            <calcext:condition calcext:apply-style-name="Errore" calcext:value="&lt;100" calcext:base-cell-address="user_trainings.E27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61])-3" office:value-type="float" office:value="258" calcext:value-type="float">
            <text:p>25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79])-3" office:value-type="float" office:value="276" calcext:value-type="float">
            <text:p>27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80])-3" office:value-type="float" office:value="277" calcext:value-type="float">
            <text:p>27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0]=[.B279];[.C2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1])-3" office:value-type="float" office:value="278" calcext:value-type="float">
            <text:p>27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1]=[.B280];[.C2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2])-3" office:value-type="float" office:value="279" calcext:value-type="float">
            <text:p>27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2]=[.B281];[.C2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3])-3" office:value-type="float" office:value="280" calcext:value-type="float">
            <text:p>28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3]=[.B282];[.C2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4])-3" office:value-type="float" office:value="281" calcext:value-type="float">
            <text:p>28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4]=[.B283];[.C2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2G</text:p>
          </table:table-cell>
          <table:table-cell table:style-name="ce11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7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5])-3" office:value-type="float" office:value="282" calcext:value-type="float">
            <text:p>28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5]=[.B284];[.C2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6])-3" office:value-type="float" office:value="283" calcext:value-type="float">
            <text:p>28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6]=[.B285];[.C2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7])-3" office:value-type="float" office:value="284" calcext:value-type="float">
            <text:p>28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7]=[.B286];[.C2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8])-3" office:value-type="float" office:value="285" calcext:value-type="float">
            <text:p>28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8]=[.B287];[.C2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9])-3" office:value-type="float" office:value="286" calcext:value-type="float">
            <text:p>28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9]=[.B288];[.C288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0])-3" office:value-type="float" office:value="287" calcext:value-type="float">
            <text:p>28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0]=[.B289];[.C28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1])-3" office:value-type="float" office:value="288" calcext:value-type="float">
            <text:p>28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1]=[.B290];[.C2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2])-3" office:value-type="float" office:value="289" calcext:value-type="float">
            <text:p>28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2]=[.B291];[.C2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3])-3" office:value-type="float" office:value="290" calcext:value-type="float">
            <text:p>29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3]=[.B292];[.C292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4])-3" office:value-type="float" office:value="291" calcext:value-type="float">
            <text:p>29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4]=[.B293];[.C2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5])-3" office:value-type="float" office:value="292" calcext:value-type="float">
            <text:p>29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5]=[.B294];[.C2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6])-3" office:value-type="float" office:value="293" calcext:value-type="float">
            <text:p>29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6]=[.B295];[.C2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7])-3" office:value-type="float" office:value="294" calcext:value-type="float">
            <text:p>29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7]=[.B296];[.C296]+1;1)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8])-3" office:value-type="float" office:value="295" calcext:value-type="float">
            <text:p>29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8]=[.B297];[.C2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9])-3" office:value-type="float" office:value="296" calcext:value-type="float">
            <text:p>29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9]=[.B298];[.C298]+1;1)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0])-3" office:value-type="float" office:value="297" calcext:value-type="float">
            <text:p>29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0]=[.B299];[.C299]+1;1)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1])-3" office:value-type="float" office:value="298" calcext:value-type="float">
            <text:p>29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1]=[.B300];[.C300]+1;1)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02])-3" office:value-type="float" office:value="299" calcext:value-type="float">
            <text:p>29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2]=[.B301];[.C3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03])-3" office:value-type="float" office:value="300" calcext:value-type="float">
            <text:p>300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3]=[.B302];[.C302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4])-3" office:value-type="float" office:value="301" calcext:value-type="float">
            <text:p>301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4]=[.B303];[.C303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3</text:p>
          </table:table-cell>
          <table:table-cell table:style-name="ce11" table:formula="of:=VLOOKUP([.F304];['file:///C:/Sites/goggles/db/seed_generators/training/Dati_Training.ods'#$exercises.$B$4:.$C$250];2;0)" office:value-type="string" office:string-value="SL resp 3" calcext:value-type="string">
            <text:p>SL resp 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7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5])-3" office:value-type="float" office:value="302" calcext:value-type="float">
            <text:p>302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5]=[.B304];[.C304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5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6])-3" office:value-type="float" office:value="303" calcext:value-type="float">
            <text:p>303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6]=[.B305];[.C305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306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7])-3" office:value-type="float" office:value="304" calcext:value-type="float">
            <text:p>304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7]=[.B306];[.C306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7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8])-3" office:value-type="float" office:value="305" calcext:value-type="float">
            <text:p>305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8]=[.B307];[.C307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8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9])-3" office:value-type="float" office:value="306" calcext:value-type="float">
            <text:p>306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9]=[.B308];[.C308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9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10])-3" office:value-type="float" office:value="307" calcext:value-type="float">
            <text:p>307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10]=[.B309];[.C309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11])-3" office:value-type="float" office:value="308" calcext:value-type="float">
            <text:p>30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1]=[.B310];[.C31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2])-3" office:value-type="float" office:value="309" calcext:value-type="float">
            <text:p>30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2]=[.B311];[.C31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312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3])-3" office:value-type="float" office:value="310" calcext:value-type="float">
            <text:p>31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3]=[.B312];[.C31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13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4])-3" office:value-type="float" office:value="311" calcext:value-type="float">
            <text:p>31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4]=[.B313];[.C31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14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5])-3" office:value-type="float" office:value="312" calcext:value-type="float">
            <text:p>31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5]=[.B314];[.C31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11" table:formula="of:=VLOOKUP([.F315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6])-3" office:value-type="float" office:value="313" calcext:value-type="float">
            <text:p>313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6]=[.B315];[.C31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16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7])-3" office:value-type="float" office:value="314" calcext:value-type="float">
            <text:p>314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7]=[.B316];[.C31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17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8])-3" office:value-type="float" office:value="315" calcext:value-type="float">
            <text:p>315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8]=[.B317];[.C31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1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9])-3" office:value-type="float" office:value="316" calcext:value-type="float">
            <text:p>316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9]=[.B318];[.C31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1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0])-3" office:value-type="float" office:value="317" calcext:value-type="float">
            <text:p>317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0]=[.B319];[.C31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1])-3" office:value-type="float" office:value="318" calcext:value-type="float">
            <text:p>31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1]=[.B320];[.C32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2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2])-3" office:value-type="float" office:value="319" calcext:value-type="float">
            <text:p>31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2]=[.B321];[.C32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2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3])-3" office:value-type="float" office:value="320" calcext:value-type="float">
            <text:p>32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3]=[.B322];[.C322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23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4])-3" office:value-type="float" office:value="321" calcext:value-type="float">
            <text:p>32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4]=[.B323];[.C323]+1;1)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24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25])-3" office:value-type="float" office:value="322" calcext:value-type="float">
            <text:p>32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5]=[.B324];[.C324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2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26])-3" office:value-type="float" office:value="323" calcext:value-type="float">
            <text:p>323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6]=[.B325];[.C32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2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7])-3" office:value-type="float" office:value="324" calcext:value-type="float">
            <text:p>324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7]=[.B326];[.C326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8])-3" office:value-type="float" office:value="325" calcext:value-type="float">
            <text:p>325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8]=[.B327];[.C327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8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9])-3" office:value-type="float" office:value="326" calcext:value-type="float">
            <text:p>326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9]=[.B328];[.C328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G</text:p>
          </table:table-cell>
          <table:table-cell table:style-name="ce11" table:formula="of:=VLOOKUP([.F329];['file:///C:/Sites/goggles/db/seed_generators/training/Dati_Training.ods'#$exercises.$B$4:.$C$250];2;0)" office:value-type="string" office:string-value="MI gambe/completo cambio 25" calcext:value-type="string">
            <text:p>MI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7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30])-3" office:value-type="float" office:value="327" calcext:value-type="float">
            <text:p>327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30]=[.B329];[.C329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31])-3" office:value-type="float" office:value="328" calcext:value-type="float">
            <text:p>32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1]=[.B330];[.C33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1]&amp;&quot;,&quot;&amp;[.C331]&amp;&quot;,&quot;&amp;IF(ISBLANK([.D331]);0;[.D331])&amp;&quot;,&quot;&amp;IF(ISBLANK([.E331]);0;[.E331])&amp;&quot;,&quot;&amp;[.I331]&amp;&quot;,&quot;&amp;[.J331]&amp;&quot;,&quot;&amp;[.K331]&amp;&quot;,&quot;&amp;[.L331]&amp;&quot;,&quot;&amp;[.M331]&amp;&quot;,&quot;&amp;[.N331]&amp;&quot;,&quot;&amp;[.S331]&amp;&quot;,&quot;&amp;[.T331]&amp;&quot;,&quot;&amp;[.U331]&amp;&quot;,&quot;&amp;[.V331]&amp;&quot;,&quot;&amp;[.W331]&amp;&quot;,&quot;&amp;[.X331]&amp;&quot;,&quot;&amp;[.Y331]&amp;&quot;,0,CURDATE(),CURDATE())&quot;&amp;IF(AND([.B331]&lt;&gt;INDIRECT(ADDRESS(ROW([.B331]) + 1;2));INDIRECT(ADDRESS(ROW([.A331]) + 1;1)) &gt; 0); &quot;;&quot;&amp;CHAR(13)&amp;CHAR(10)&amp;CHAR(13)&amp;CHAR(10)&amp;[.AA$3];IF(INDIRECT(ADDRESS(ROW([.A331]) + 1;1)) &gt; 0;&quot;,&quot;;&quot;;&quot;))" office:value-type="string" office:string-value="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2])-3" office:value-type="float" office:value="329" calcext:value-type="float">
            <text:p>32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2]=[.B331];[.C33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3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2]&amp;&quot;,&quot;&amp;[.C332]&amp;&quot;,&quot;&amp;IF(ISBLANK([.D332]);0;[.D332])&amp;&quot;,&quot;&amp;IF(ISBLANK([.E332]);0;[.E332])&amp;&quot;,&quot;&amp;[.I332]&amp;&quot;,&quot;&amp;[.J332]&amp;&quot;,&quot;&amp;[.K332]&amp;&quot;,&quot;&amp;[.L332]&amp;&quot;,&quot;&amp;[.M332]&amp;&quot;,&quot;&amp;[.N332]&amp;&quot;,&quot;&amp;[.S332]&amp;&quot;,&quot;&amp;[.T332]&amp;&quot;,&quot;&amp;[.U332]&amp;&quot;,&quot;&amp;[.V332]&amp;&quot;,&quot;&amp;[.W332]&amp;&quot;,&quot;&amp;[.X332]&amp;&quot;,&quot;&amp;[.Y332]&amp;&quot;,0,CURDATE(),CURDATE())&quot;&amp;IF(AND([.B332]&lt;&gt;INDIRECT(ADDRESS(ROW([.B332]) + 1;2));INDIRECT(ADDRESS(ROW([.A332]) + 1;1)) &gt; 0); &quot;;&quot;&amp;CHAR(13)&amp;CHAR(10)&amp;CHAR(13)&amp;CHAR(10)&amp;[.AA$3];IF(INDIRECT(ADDRESS(ROW([.A332]) + 1;1)) &gt; 0;&quot;,&quot;;&quot;;&quot;))" office:value-type="string" office:string-value="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3])-3" office:value-type="float" office:value="330" calcext:value-type="float">
            <text:p>33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3]=[.B332];[.C33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3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3]&amp;&quot;,&quot;&amp;[.C333]&amp;&quot;,&quot;&amp;IF(ISBLANK([.D333]);0;[.D333])&amp;&quot;,&quot;&amp;IF(ISBLANK([.E333]);0;[.E333])&amp;&quot;,&quot;&amp;[.I333]&amp;&quot;,&quot;&amp;[.J333]&amp;&quot;,&quot;&amp;[.K333]&amp;&quot;,&quot;&amp;[.L333]&amp;&quot;,&quot;&amp;[.M333]&amp;&quot;,&quot;&amp;[.N333]&amp;&quot;,&quot;&amp;[.S333]&amp;&quot;,&quot;&amp;[.T333]&amp;&quot;,&quot;&amp;[.U333]&amp;&quot;,&quot;&amp;[.V333]&amp;&quot;,&quot;&amp;[.W333]&amp;&quot;,&quot;&amp;[.X333]&amp;&quot;,&quot;&amp;[.Y333]&amp;&quot;,0,CURDATE(),CURDATE())&quot;&amp;IF(AND([.B333]&lt;&gt;INDIRECT(ADDRESS(ROW([.B333]) + 1;2));INDIRECT(ADDRESS(ROW([.A333]) + 1;1)) &gt; 0); &quot;;&quot;&amp;CHAR(13)&amp;CHAR(10)&amp;CHAR(13)&amp;CHAR(10)&amp;[.AA$3];IF(INDIRECT(ADDRESS(ROW([.A333]) + 1;1)) &gt; 0;&quot;,&quot;;&quot;;&quot;))" office:value-type="string" office:string-value="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4])-3" office:value-type="float" office:value="331" calcext:value-type="float">
            <text:p>33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4]=[.B333];[.C33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3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3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4]&amp;&quot;,&quot;&amp;[.C334]&amp;&quot;,&quot;&amp;IF(ISBLANK([.D334]);0;[.D334])&amp;&quot;,&quot;&amp;IF(ISBLANK([.E334]);0;[.E334])&amp;&quot;,&quot;&amp;[.I334]&amp;&quot;,&quot;&amp;[.J334]&amp;&quot;,&quot;&amp;[.K334]&amp;&quot;,&quot;&amp;[.L334]&amp;&quot;,&quot;&amp;[.M334]&amp;&quot;,&quot;&amp;[.N334]&amp;&quot;,&quot;&amp;[.S334]&amp;&quot;,&quot;&amp;[.T334]&amp;&quot;,&quot;&amp;[.U334]&amp;&quot;,&quot;&amp;[.V334]&amp;&quot;,&quot;&amp;[.W334]&amp;&quot;,&quot;&amp;[.X334]&amp;&quot;,&quot;&amp;[.Y334]&amp;&quot;,0,CURDATE(),CURDATE())&quot;&amp;IF(AND([.B334]&lt;&gt;INDIRECT(ADDRESS(ROW([.B334]) + 1;2));INDIRECT(ADDRESS(ROW([.A334]) + 1;1)) &gt; 0); &quot;;&quot;&amp;CHAR(13)&amp;CHAR(10)&amp;CHAR(13)&amp;CHAR(10)&amp;[.AA$3];IF(INDIRECT(ADDRESS(ROW([.A334]) + 1;1)) &gt; 0;&quot;,&quot;;&quot;;&quot;))" office:value-type="string" office:string-value="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5])-3" office:value-type="float" office:value="332" calcext:value-type="float">
            <text:p>33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5]=[.B334];[.C33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335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33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5]&amp;&quot;,&quot;&amp;[.C335]&amp;&quot;,&quot;&amp;IF(ISBLANK([.D335]);0;[.D335])&amp;&quot;,&quot;&amp;IF(ISBLANK([.E335]);0;[.E335])&amp;&quot;,&quot;&amp;[.I335]&amp;&quot;,&quot;&amp;[.J335]&amp;&quot;,&quot;&amp;[.K335]&amp;&quot;,&quot;&amp;[.L335]&amp;&quot;,&quot;&amp;[.M335]&amp;&quot;,&quot;&amp;[.N335]&amp;&quot;,&quot;&amp;[.S335]&amp;&quot;,&quot;&amp;[.T335]&amp;&quot;,&quot;&amp;[.U335]&amp;&quot;,&quot;&amp;[.V335]&amp;&quot;,&quot;&amp;[.W335]&amp;&quot;,&quot;&amp;[.X335]&amp;&quot;,&quot;&amp;[.Y335]&amp;&quot;,0,CURDATE(),CURDATE())&quot;&amp;IF(AND([.B335]&lt;&gt;INDIRECT(ADDRESS(ROW([.B335]) + 1;2));INDIRECT(ADDRESS(ROW([.A335]) + 1;1)) &gt; 0); &quot;;&quot;&amp;CHAR(13)&amp;CHAR(10)&amp;CHAR(13)&amp;CHAR(10)&amp;[.AA$3];IF(INDIRECT(ADDRESS(ROW([.A335]) + 1;1)) &gt; 0;&quot;,&quot;;&quot;;&quot;))" office:value-type="string" office:string-value="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6])-3" office:value-type="float" office:value="333" calcext:value-type="float">
            <text:p>33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6]=[.B335];[.C33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36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3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6]&amp;&quot;,&quot;&amp;[.C336]&amp;&quot;,&quot;&amp;IF(ISBLANK([.D336]);0;[.D336])&amp;&quot;,&quot;&amp;IF(ISBLANK([.E336]);0;[.E336])&amp;&quot;,&quot;&amp;[.I336]&amp;&quot;,&quot;&amp;[.J336]&amp;&quot;,&quot;&amp;[.K336]&amp;&quot;,&quot;&amp;[.L336]&amp;&quot;,&quot;&amp;[.M336]&amp;&quot;,&quot;&amp;[.N336]&amp;&quot;,&quot;&amp;[.S336]&amp;&quot;,&quot;&amp;[.T336]&amp;&quot;,&quot;&amp;[.U336]&amp;&quot;,&quot;&amp;[.V336]&amp;&quot;,&quot;&amp;[.W336]&amp;&quot;,&quot;&amp;[.X336]&amp;&quot;,&quot;&amp;[.Y336]&amp;&quot;,0,CURDATE(),CURDATE())&quot;&amp;IF(AND([.B336]&lt;&gt;INDIRECT(ADDRESS(ROW([.B336]) + 1;2));INDIRECT(ADDRESS(ROW([.A336]) + 1;1)) &gt; 0); &quot;;&quot;&amp;CHAR(13)&amp;CHAR(10)&amp;CHAR(13)&amp;CHAR(10)&amp;[.AA$3];IF(INDIRECT(ADDRESS(ROW([.A336]) + 1;1)) &gt; 0;&quot;,&quot;;&quot;;&quot;))" office:value-type="string" office:string-value="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7])-3" office:value-type="float" office:value="334" calcext:value-type="float">
            <text:p>33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7]=[.B336];[.C33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37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3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7]&amp;&quot;,&quot;&amp;[.C337]&amp;&quot;,&quot;&amp;IF(ISBLANK([.D337]);0;[.D337])&amp;&quot;,&quot;&amp;IF(ISBLANK([.E337]);0;[.E337])&amp;&quot;,&quot;&amp;[.I337]&amp;&quot;,&quot;&amp;[.J337]&amp;&quot;,&quot;&amp;[.K337]&amp;&quot;,&quot;&amp;[.L337]&amp;&quot;,&quot;&amp;[.M337]&amp;&quot;,&quot;&amp;[.N337]&amp;&quot;,&quot;&amp;[.S337]&amp;&quot;,&quot;&amp;[.T337]&amp;&quot;,&quot;&amp;[.U337]&amp;&quot;,&quot;&amp;[.V337]&amp;&quot;,&quot;&amp;[.W337]&amp;&quot;,&quot;&amp;[.X337]&amp;&quot;,&quot;&amp;[.Y337]&amp;&quot;,0,CURDATE(),CURDATE())&quot;&amp;IF(AND([.B337]&lt;&gt;INDIRECT(ADDRESS(ROW([.B337]) + 1;2));INDIRECT(ADDRESS(ROW([.A337]) + 1;1)) &gt; 0); &quot;;&quot;&amp;CHAR(13)&amp;CHAR(10)&amp;CHAR(13)&amp;CHAR(10)&amp;[.AA$3];IF(INDIRECT(ADDRESS(ROW([.A337]) + 1;1)) &gt; 0;&quot;,&quot;;&quot;;&quot;))" office:value-type="string" office:string-value="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8])-3" office:value-type="float" office:value="335" calcext:value-type="float">
            <text:p>33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8]=[.B337];[.C33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3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3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8]&amp;&quot;,&quot;&amp;[.C338]&amp;&quot;,&quot;&amp;IF(ISBLANK([.D338]);0;[.D338])&amp;&quot;,&quot;&amp;IF(ISBLANK([.E338]);0;[.E338])&amp;&quot;,&quot;&amp;[.I338]&amp;&quot;,&quot;&amp;[.J338]&amp;&quot;,&quot;&amp;[.K338]&amp;&quot;,&quot;&amp;[.L338]&amp;&quot;,&quot;&amp;[.M338]&amp;&quot;,&quot;&amp;[.N338]&amp;&quot;,&quot;&amp;[.S338]&amp;&quot;,&quot;&amp;[.T338]&amp;&quot;,&quot;&amp;[.U338]&amp;&quot;,&quot;&amp;[.V338]&amp;&quot;,&quot;&amp;[.W338]&amp;&quot;,&quot;&amp;[.X338]&amp;&quot;,&quot;&amp;[.Y338]&amp;&quot;,0,CURDATE(),CURDATE())&quot;&amp;IF(AND([.B338]&lt;&gt;INDIRECT(ADDRESS(ROW([.B338]) + 1;2));INDIRECT(ADDRESS(ROW([.A338]) + 1;1)) &gt; 0); &quot;;&quot;&amp;CHAR(13)&amp;CHAR(10)&amp;CHAR(13)&amp;CHAR(10)&amp;[.AA$3];IF(INDIRECT(ADDRESS(ROW([.A338]) + 1;1)) &gt; 0;&quot;,&quot;;&quot;;&quot;))" office:value-type="string" office:string-value="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9])-3" office:value-type="float" office:value="336" calcext:value-type="float">
            <text:p>33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9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3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3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9]&amp;&quot;,&quot;&amp;[.C339]&amp;&quot;,&quot;&amp;IF(ISBLANK([.D339]);0;[.D339])&amp;&quot;,&quot;&amp;IF(ISBLANK([.E339]);0;[.E339])&amp;&quot;,&quot;&amp;[.I339]&amp;&quot;,&quot;&amp;[.J339]&amp;&quot;,&quot;&amp;[.K339]&amp;&quot;,&quot;&amp;[.L339]&amp;&quot;,&quot;&amp;[.M339]&amp;&quot;,&quot;&amp;[.N339]&amp;&quot;,&quot;&amp;[.S339]&amp;&quot;,&quot;&amp;[.T339]&amp;&quot;,&quot;&amp;[.U339]&amp;&quot;,&quot;&amp;[.V339]&amp;&quot;,&quot;&amp;[.W339]&amp;&quot;,&quot;&amp;[.X339]&amp;&quot;,&quot;&amp;[.Y339]&amp;&quot;,0,CURDATE(),CURDATE())&quot;&amp;IF(AND([.B339]&lt;&gt;INDIRECT(ADDRESS(ROW([.B339]) + 1;2));INDIRECT(ADDRESS(ROW([.A339]) + 1;1)) &gt; 0); &quot;;&quot;&amp;CHAR(13)&amp;CHAR(10)&amp;CHAR(13)&amp;CHAR(10)&amp;[.AA$3];IF(INDIRECT(ADDRESS(ROW([.A339]) + 1;1)) &gt; 0;&quot;,&quot;;&quot;;&quot;))" office:value-type="string" office:string-value="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0])-3" office:value-type="float" office:value="337" calcext:value-type="float">
            <text:p>337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0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0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0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0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0]&amp;&quot;,&quot;&amp;[.C340]&amp;&quot;,&quot;&amp;IF(ISBLANK([.D340]);0;[.D340])&amp;&quot;,&quot;&amp;IF(ISBLANK([.E340]);0;[.E340])&amp;&quot;,&quot;&amp;[.I340]&amp;&quot;,&quot;&amp;[.J340]&amp;&quot;,&quot;&amp;[.K340]&amp;&quot;,&quot;&amp;[.L340]&amp;&quot;,&quot;&amp;[.M340]&amp;&quot;,&quot;&amp;[.N340]&amp;&quot;,&quot;&amp;[.S340]&amp;&quot;,&quot;&amp;[.T340]&amp;&quot;,&quot;&amp;[.U340]&amp;&quot;,&quot;&amp;[.V340]&amp;&quot;,&quot;&amp;[.W340]&amp;&quot;,&quot;&amp;[.X340]&amp;&quot;,&quot;&amp;[.Y340]&amp;&quot;,0,CURDATE(),CURDATE())&quot;&amp;IF(AND([.B340]&lt;&gt;INDIRECT(ADDRESS(ROW([.B340]) + 1;2));INDIRECT(ADDRESS(ROW([.A340]) + 1;1)) &gt; 0); &quot;;&quot;&amp;CHAR(13)&amp;CHAR(10)&amp;CHAR(13)&amp;CHAR(10)&amp;[.AA$3];IF(INDIRECT(ADDRESS(ROW([.A340]) + 1;1)) &gt; 0;&quot;,&quot;;&quot;;&quot;))" office:value-type="string" office:string-value="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1])-3" office:value-type="float" office:value="338" calcext:value-type="float">
            <text:p>33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1]=[.B340];[.C34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341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1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3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1]&amp;&quot;,&quot;&amp;[.C341]&amp;&quot;,&quot;&amp;IF(ISBLANK([.D341]);0;[.D341])&amp;&quot;,&quot;&amp;IF(ISBLANK([.E341]);0;[.E341])&amp;&quot;,&quot;&amp;[.I341]&amp;&quot;,&quot;&amp;[.J341]&amp;&quot;,&quot;&amp;[.K341]&amp;&quot;,&quot;&amp;[.L341]&amp;&quot;,&quot;&amp;[.M341]&amp;&quot;,&quot;&amp;[.N341]&amp;&quot;,&quot;&amp;[.S341]&amp;&quot;,&quot;&amp;[.T341]&amp;&quot;,&quot;&amp;[.U341]&amp;&quot;,&quot;&amp;[.V341]&amp;&quot;,&quot;&amp;[.W341]&amp;&quot;,&quot;&amp;[.X341]&amp;&quot;,&quot;&amp;[.Y341]&amp;&quot;,0,CURDATE(),CURDATE())&quot;&amp;IF(AND([.B341]&lt;&gt;INDIRECT(ADDRESS(ROW([.B341]) + 1;2));INDIRECT(ADDRESS(ROW([.A341]) + 1;1)) &gt; 0); &quot;;&quot;&amp;CHAR(13)&amp;CHAR(10)&amp;CHAR(13)&amp;CHAR(10)&amp;[.AA$3];IF(INDIRECT(ADDRESS(ROW([.A341]) + 1;1)) &gt; 0;&quot;,&quot;;&quot;;&quot;))" office:value-type="string" office:string-value="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2])-3" office:value-type="float" office:value="339" calcext:value-type="float">
            <text:p>33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2]=[.B341];[.C34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2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2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2]&amp;&quot;,&quot;&amp;[.C342]&amp;&quot;,&quot;&amp;IF(ISBLANK([.D342]);0;[.D342])&amp;&quot;,&quot;&amp;IF(ISBLANK([.E342]);0;[.E342])&amp;&quot;,&quot;&amp;[.I342]&amp;&quot;,&quot;&amp;[.J342]&amp;&quot;,&quot;&amp;[.K342]&amp;&quot;,&quot;&amp;[.L342]&amp;&quot;,&quot;&amp;[.M342]&amp;&quot;,&quot;&amp;[.N342]&amp;&quot;,&quot;&amp;[.S342]&amp;&quot;,&quot;&amp;[.T342]&amp;&quot;,&quot;&amp;[.U342]&amp;&quot;,&quot;&amp;[.V342]&amp;&quot;,&quot;&amp;[.W342]&amp;&quot;,&quot;&amp;[.X342]&amp;&quot;,&quot;&amp;[.Y342]&amp;&quot;,0,CURDATE(),CURDATE())&quot;&amp;IF(AND([.B342]&lt;&gt;INDIRECT(ADDRESS(ROW([.B342]) + 1;2));INDIRECT(ADDRESS(ROW([.A342]) + 1;1)) &gt; 0); &quot;;&quot;&amp;CHAR(13)&amp;CHAR(10)&amp;CHAR(13)&amp;CHAR(10)&amp;[.AA$3];IF(INDIRECT(ADDRESS(ROW([.A342]) + 1;1)) &gt; 0;&quot;,&quot;;&quot;;&quot;))" office:value-type="string" office:string-value="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3])-3" office:value-type="float" office:value="340" calcext:value-type="float">
            <text:p>34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3]=[.B342];[.C34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43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3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4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3]&amp;&quot;,&quot;&amp;[.C343]&amp;&quot;,&quot;&amp;IF(ISBLANK([.D343]);0;[.D343])&amp;&quot;,&quot;&amp;IF(ISBLANK([.E343]);0;[.E343])&amp;&quot;,&quot;&amp;[.I343]&amp;&quot;,&quot;&amp;[.J343]&amp;&quot;,&quot;&amp;[.K343]&amp;&quot;,&quot;&amp;[.L343]&amp;&quot;,&quot;&amp;[.M343]&amp;&quot;,&quot;&amp;[.N343]&amp;&quot;,&quot;&amp;[.S343]&amp;&quot;,&quot;&amp;[.T343]&amp;&quot;,&quot;&amp;[.U343]&amp;&quot;,&quot;&amp;[.V343]&amp;&quot;,&quot;&amp;[.W343]&amp;&quot;,&quot;&amp;[.X343]&amp;&quot;,&quot;&amp;[.Y343]&amp;&quot;,0,CURDATE(),CURDATE())&quot;&amp;IF(AND([.B343]&lt;&gt;INDIRECT(ADDRESS(ROW([.B343]) + 1;2));INDIRECT(ADDRESS(ROW([.A343]) + 1;1)) &gt; 0); &quot;;&quot;&amp;CHAR(13)&amp;CHAR(10)&amp;CHAR(13)&amp;CHAR(10)&amp;[.AA$3];IF(INDIRECT(ADDRESS(ROW([.A343]) + 1;1)) &gt; 0;&quot;,&quot;;&quot;;&quot;))" office:value-type="string" office:string-value="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4])-3" office:value-type="float" office:value="341" calcext:value-type="float">
            <text:p>34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4]=[.B343];[.C34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4]&amp;&quot;,&quot;&amp;[.C344]&amp;&quot;,&quot;&amp;IF(ISBLANK([.D344]);0;[.D344])&amp;&quot;,&quot;&amp;IF(ISBLANK([.E344]);0;[.E344])&amp;&quot;,&quot;&amp;[.I344]&amp;&quot;,&quot;&amp;[.J344]&amp;&quot;,&quot;&amp;[.K344]&amp;&quot;,&quot;&amp;[.L344]&amp;&quot;,&quot;&amp;[.M344]&amp;&quot;,&quot;&amp;[.N344]&amp;&quot;,&quot;&amp;[.S344]&amp;&quot;,&quot;&amp;[.T344]&amp;&quot;,&quot;&amp;[.U344]&amp;&quot;,&quot;&amp;[.V344]&amp;&quot;,&quot;&amp;[.W344]&amp;&quot;,&quot;&amp;[.X344]&amp;&quot;,&quot;&amp;[.Y344]&amp;&quot;,0,CURDATE(),CURDATE())&quot;&amp;IF(AND([.B344]&lt;&gt;INDIRECT(ADDRESS(ROW([.B344]) + 1;2));INDIRECT(ADDRESS(ROW([.A344]) + 1;1)) &gt; 0); &quot;;&quot;&amp;CHAR(13)&amp;CHAR(10)&amp;CHAR(13)&amp;CHAR(10)&amp;[.AA$3];IF(INDIRECT(ADDRESS(ROW([.A344]) + 1;1)) &gt; 0;&quot;,&quot;;&quot;;&quot;))" office:value-type="string" office:string-value="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5])-3" office:value-type="float" office:value="342" calcext:value-type="float">
            <text:p>34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5]=[.B344];[.C34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4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5]&amp;&quot;,&quot;&amp;[.C345]&amp;&quot;,&quot;&amp;IF(ISBLANK([.D345]);0;[.D345])&amp;&quot;,&quot;&amp;IF(ISBLANK([.E345]);0;[.E345])&amp;&quot;,&quot;&amp;[.I345]&amp;&quot;,&quot;&amp;[.J345]&amp;&quot;,&quot;&amp;[.K345]&amp;&quot;,&quot;&amp;[.L345]&amp;&quot;,&quot;&amp;[.M345]&amp;&quot;,&quot;&amp;[.N345]&amp;&quot;,&quot;&amp;[.S345]&amp;&quot;,&quot;&amp;[.T345]&amp;&quot;,&quot;&amp;[.U345]&amp;&quot;,&quot;&amp;[.V345]&amp;&quot;,&quot;&amp;[.W345]&amp;&quot;,&quot;&amp;[.X345]&amp;&quot;,&quot;&amp;[.Y345]&amp;&quot;,0,CURDATE(),CURDATE())&quot;&amp;IF(AND([.B345]&lt;&gt;INDIRECT(ADDRESS(ROW([.B345]) + 1;2));INDIRECT(ADDRESS(ROW([.A345]) + 1;1)) &gt; 0); &quot;;&quot;&amp;CHAR(13)&amp;CHAR(10)&amp;CHAR(13)&amp;CHAR(10)&amp;[.AA$3];IF(INDIRECT(ADDRESS(ROW([.A345]) + 1;1)) &gt; 0;&quot;,&quot;;&quot;;&quot;))" office:value-type="string" office:string-value="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6])-3" office:value-type="float" office:value="343" calcext:value-type="float">
            <text:p>34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6]=[.B345];[.C34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4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4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6]&amp;&quot;,&quot;&amp;[.C346]&amp;&quot;,&quot;&amp;IF(ISBLANK([.D346]);0;[.D346])&amp;&quot;,&quot;&amp;IF(ISBLANK([.E346]);0;[.E346])&amp;&quot;,&quot;&amp;[.I346]&amp;&quot;,&quot;&amp;[.J346]&amp;&quot;,&quot;&amp;[.K346]&amp;&quot;,&quot;&amp;[.L346]&amp;&quot;,&quot;&amp;[.M346]&amp;&quot;,&quot;&amp;[.N346]&amp;&quot;,&quot;&amp;[.S346]&amp;&quot;,&quot;&amp;[.T346]&amp;&quot;,&quot;&amp;[.U346]&amp;&quot;,&quot;&amp;[.V346]&amp;&quot;,&quot;&amp;[.W346]&amp;&quot;,&quot;&amp;[.X346]&amp;&quot;,&quot;&amp;[.Y346]&amp;&quot;,0,CURDATE(),CURDATE())&quot;&amp;IF(AND([.B346]&lt;&gt;INDIRECT(ADDRESS(ROW([.B346]) + 1;2));INDIRECT(ADDRESS(ROW([.A346]) + 1;1)) &gt; 0); &quot;;&quot;&amp;CHAR(13)&amp;CHAR(10)&amp;CHAR(13)&amp;CHAR(10)&amp;[.AA$3];IF(INDIRECT(ADDRESS(ROW([.A346]) + 1;1)) &gt; 0;&quot;,&quot;;&quot;;&quot;))" office:value-type="string" office:string-value="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7])-3" office:value-type="float" office:value="344" calcext:value-type="float">
            <text:p>34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7]=[.B346];[.C34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7]&amp;&quot;,&quot;&amp;[.C347]&amp;&quot;,&quot;&amp;IF(ISBLANK([.D347]);0;[.D347])&amp;&quot;,&quot;&amp;IF(ISBLANK([.E347]);0;[.E347])&amp;&quot;,&quot;&amp;[.I347]&amp;&quot;,&quot;&amp;[.J347]&amp;&quot;,&quot;&amp;[.K347]&amp;&quot;,&quot;&amp;[.L347]&amp;&quot;,&quot;&amp;[.M347]&amp;&quot;,&quot;&amp;[.N347]&amp;&quot;,&quot;&amp;[.S347]&amp;&quot;,&quot;&amp;[.T347]&amp;&quot;,&quot;&amp;[.U347]&amp;&quot;,&quot;&amp;[.V347]&amp;&quot;,&quot;&amp;[.W347]&amp;&quot;,&quot;&amp;[.X347]&amp;&quot;,&quot;&amp;[.Y347]&amp;&quot;,0,CURDATE(),CURDATE())&quot;&amp;IF(AND([.B347]&lt;&gt;INDIRECT(ADDRESS(ROW([.B347]) + 1;2));INDIRECT(ADDRESS(ROW([.A347]) + 1;1)) &gt; 0); &quot;;&quot;&amp;CHAR(13)&amp;CHAR(10)&amp;CHAR(13)&amp;CHAR(10)&amp;[.AA$3];IF(INDIRECT(ADDRESS(ROW([.A347]) + 1;1)) &gt; 0;&quot;,&quot;;&quot;;&quot;))" office:value-type="string" office:string-value="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8])-3" office:value-type="float" office:value="345" calcext:value-type="float">
            <text:p>34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8]=[.B347];[.C347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48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8]&amp;&quot;,&quot;&amp;[.C348]&amp;&quot;,&quot;&amp;IF(ISBLANK([.D348]);0;[.D348])&amp;&quot;,&quot;&amp;IF(ISBLANK([.E348]);0;[.E348])&amp;&quot;,&quot;&amp;[.I348]&amp;&quot;,&quot;&amp;[.J348]&amp;&quot;,&quot;&amp;[.K348]&amp;&quot;,&quot;&amp;[.L348]&amp;&quot;,&quot;&amp;[.M348]&amp;&quot;,&quot;&amp;[.N348]&amp;&quot;,&quot;&amp;[.S348]&amp;&quot;,&quot;&amp;[.T348]&amp;&quot;,&quot;&amp;[.U348]&amp;&quot;,&quot;&amp;[.V348]&amp;&quot;,&quot;&amp;[.W348]&amp;&quot;,&quot;&amp;[.X348]&amp;&quot;,&quot;&amp;[.Y348]&amp;&quot;,0,CURDATE(),CURDATE())&quot;&amp;IF(AND([.B348]&lt;&gt;INDIRECT(ADDRESS(ROW([.B348]) + 1;2));INDIRECT(ADDRESS(ROW([.A348]) + 1;1)) &gt; 0); &quot;;&quot;&amp;CHAR(13)&amp;CHAR(10)&amp;CHAR(13)&amp;CHAR(10)&amp;[.AA$3];IF(INDIRECT(ADDRESS(ROW([.A348]) + 1;1)) &gt; 0;&quot;,&quot;;&quot;;&quot;))" office:value-type="string" office:string-value="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49])-3" office:value-type="float" office:value="346" calcext:value-type="float">
            <text:p>34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9]=[.B348];[.C348]+1;1)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4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9]&amp;&quot;,&quot;&amp;[.C349]&amp;&quot;,&quot;&amp;IF(ISBLANK([.D349]);0;[.D349])&amp;&quot;,&quot;&amp;IF(ISBLANK([.E349]);0;[.E349])&amp;&quot;,&quot;&amp;[.I349]&amp;&quot;,&quot;&amp;[.J349]&amp;&quot;,&quot;&amp;[.K349]&amp;&quot;,&quot;&amp;[.L349]&amp;&quot;,&quot;&amp;[.M349]&amp;&quot;,&quot;&amp;[.N349]&amp;&quot;,&quot;&amp;[.S349]&amp;&quot;,&quot;&amp;[.T349]&amp;&quot;,&quot;&amp;[.U349]&amp;&quot;,&quot;&amp;[.V349]&amp;&quot;,&quot;&amp;[.W349]&amp;&quot;,&quot;&amp;[.X349]&amp;&quot;,&quot;&amp;[.Y349]&amp;&quot;,0,CURDATE(),CURDATE())&quot;&amp;IF(AND([.B349]&lt;&gt;INDIRECT(ADDRESS(ROW([.B349]) + 1;2));INDIRECT(ADDRESS(ROW([.A349]) + 1;1)) &gt; 0); &quot;;&quot;&amp;CHAR(13)&amp;CHAR(10)&amp;CHAR(13)&amp;CHAR(10)&amp;[.AA$3];IF(INDIRECT(ADDRESS(ROW([.A349]) + 1;1)) &gt; 0;&quot;,&quot;;&quot;;&quot;))" office:value-type="string" office:string-value="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50])-3" office:value-type="float" office:value="347" calcext:value-type="float">
            <text:p>34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0]=[.B349];[.C34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5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5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0]&amp;&quot;,&quot;&amp;[.C350]&amp;&quot;,&quot;&amp;IF(ISBLANK([.D350]);0;[.D350])&amp;&quot;,&quot;&amp;IF(ISBLANK([.E350]);0;[.E350])&amp;&quot;,&quot;&amp;[.I350]&amp;&quot;,&quot;&amp;[.J350]&amp;&quot;,&quot;&amp;[.K350]&amp;&quot;,&quot;&amp;[.L350]&amp;&quot;,&quot;&amp;[.M350]&amp;&quot;,&quot;&amp;[.N350]&amp;&quot;,&quot;&amp;[.S350]&amp;&quot;,&quot;&amp;[.T350]&amp;&quot;,&quot;&amp;[.U350]&amp;&quot;,&quot;&amp;[.V350]&amp;&quot;,&quot;&amp;[.W350]&amp;&quot;,&quot;&amp;[.X350]&amp;&quot;,&quot;&amp;[.Y350]&amp;&quot;,0,CURDATE(),CURDATE())&quot;&amp;IF(AND([.B350]&lt;&gt;INDIRECT(ADDRESS(ROW([.B350]) + 1;2));INDIRECT(ADDRESS(ROW([.A350]) + 1;1)) &gt; 0); &quot;;&quot;&amp;CHAR(13)&amp;CHAR(10)&amp;CHAR(13)&amp;CHAR(10)&amp;[.AA$3];IF(INDIRECT(ADDRESS(ROW([.A350]) + 1;1)) &gt; 0;&quot;,&quot;;&quot;;&quot;))" office:value-type="string" office:string-value="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1])-3" office:value-type="float" office:value="348" calcext:value-type="float">
            <text:p>34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1]=[.B350];[.C35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351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3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1]&amp;&quot;,&quot;&amp;[.C351]&amp;&quot;,&quot;&amp;IF(ISBLANK([.D351]);0;[.D351])&amp;&quot;,&quot;&amp;IF(ISBLANK([.E351]);0;[.E351])&amp;&quot;,&quot;&amp;[.I351]&amp;&quot;,&quot;&amp;[.J351]&amp;&quot;,&quot;&amp;[.K351]&amp;&quot;,&quot;&amp;[.L351]&amp;&quot;,&quot;&amp;[.M351]&amp;&quot;,&quot;&amp;[.N351]&amp;&quot;,&quot;&amp;[.S351]&amp;&quot;,&quot;&amp;[.T351]&amp;&quot;,&quot;&amp;[.U351]&amp;&quot;,&quot;&amp;[.V351]&amp;&quot;,&quot;&amp;[.W351]&amp;&quot;,&quot;&amp;[.X351]&amp;&quot;,&quot;&amp;[.Y351]&amp;&quot;,0,CURDATE(),CURDATE())&quot;&amp;IF(AND([.B351]&lt;&gt;INDIRECT(ADDRESS(ROW([.B351]) + 1;2));INDIRECT(ADDRESS(ROW([.A351]) + 1;1)) &gt; 0); &quot;;&quot;&amp;CHAR(13)&amp;CHAR(10)&amp;CHAR(13)&amp;CHAR(10)&amp;[.AA$3];IF(INDIRECT(ADDRESS(ROW([.A351]) + 1;1)) &gt; 0;&quot;,&quot;;&quot;;&quot;))" office:value-type="string" office:string-value="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2])-3" office:value-type="float" office:value="349" calcext:value-type="float">
            <text:p>34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2]=[.B351];[.C35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52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2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2]&amp;&quot;,&quot;&amp;[.C352]&amp;&quot;,&quot;&amp;IF(ISBLANK([.D352]);0;[.D352])&amp;&quot;,&quot;&amp;IF(ISBLANK([.E352]);0;[.E352])&amp;&quot;,&quot;&amp;[.I352]&amp;&quot;,&quot;&amp;[.J352]&amp;&quot;,&quot;&amp;[.K352]&amp;&quot;,&quot;&amp;[.L352]&amp;&quot;,&quot;&amp;[.M352]&amp;&quot;,&quot;&amp;[.N352]&amp;&quot;,&quot;&amp;[.S352]&amp;&quot;,&quot;&amp;[.T352]&amp;&quot;,&quot;&amp;[.U352]&amp;&quot;,&quot;&amp;[.V352]&amp;&quot;,&quot;&amp;[.W352]&amp;&quot;,&quot;&amp;[.X352]&amp;&quot;,&quot;&amp;[.Y352]&amp;&quot;,0,CURDATE(),CURDATE())&quot;&amp;IF(AND([.B352]&lt;&gt;INDIRECT(ADDRESS(ROW([.B352]) + 1;2));INDIRECT(ADDRESS(ROW([.A352]) + 1;1)) &gt; 0); &quot;;&quot;&amp;CHAR(13)&amp;CHAR(10)&amp;CHAR(13)&amp;CHAR(10)&amp;[.AA$3];IF(INDIRECT(ADDRESS(ROW([.A352]) + 1;1)) &gt; 0;&quot;,&quot;;&quot;;&quot;))" office:value-type="string" office:string-value="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3])-3" office:value-type="float" office:value="350" calcext:value-type="float">
            <text:p>35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3]=[.B352];[.C35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53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3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3]&amp;&quot;,&quot;&amp;[.C353]&amp;&quot;,&quot;&amp;IF(ISBLANK([.D353]);0;[.D353])&amp;&quot;,&quot;&amp;IF(ISBLANK([.E353]);0;[.E353])&amp;&quot;,&quot;&amp;[.I353]&amp;&quot;,&quot;&amp;[.J353]&amp;&quot;,&quot;&amp;[.K353]&amp;&quot;,&quot;&amp;[.L353]&amp;&quot;,&quot;&amp;[.M353]&amp;&quot;,&quot;&amp;[.N353]&amp;&quot;,&quot;&amp;[.S353]&amp;&quot;,&quot;&amp;[.T353]&amp;&quot;,&quot;&amp;[.U353]&amp;&quot;,&quot;&amp;[.V353]&amp;&quot;,&quot;&amp;[.W353]&amp;&quot;,&quot;&amp;[.X353]&amp;&quot;,&quot;&amp;[.Y353]&amp;&quot;,0,CURDATE(),CURDATE())&quot;&amp;IF(AND([.B353]&lt;&gt;INDIRECT(ADDRESS(ROW([.B353]) + 1;2));INDIRECT(ADDRESS(ROW([.A353]) + 1;1)) &gt; 0); &quot;;&quot;&amp;CHAR(13)&amp;CHAR(10)&amp;CHAR(13)&amp;CHAR(10)&amp;[.AA$3];IF(INDIRECT(ADDRESS(ROW([.A353]) + 1;1)) &gt; 0;&quot;,&quot;;&quot;;&quot;))" office:value-type="string" office:string-value="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4])-3" office:value-type="float" office:value="351" calcext:value-type="float">
            <text:p>35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4]=[.B353];[.C35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354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4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3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4]&amp;&quot;,&quot;&amp;[.C354]&amp;&quot;,&quot;&amp;IF(ISBLANK([.D354]);0;[.D354])&amp;&quot;,&quot;&amp;IF(ISBLANK([.E354]);0;[.E354])&amp;&quot;,&quot;&amp;[.I354]&amp;&quot;,&quot;&amp;[.J354]&amp;&quot;,&quot;&amp;[.K354]&amp;&quot;,&quot;&amp;[.L354]&amp;&quot;,&quot;&amp;[.M354]&amp;&quot;,&quot;&amp;[.N354]&amp;&quot;,&quot;&amp;[.S354]&amp;&quot;,&quot;&amp;[.T354]&amp;&quot;,&quot;&amp;[.U354]&amp;&quot;,&quot;&amp;[.V354]&amp;&quot;,&quot;&amp;[.W354]&amp;&quot;,&quot;&amp;[.X354]&amp;&quot;,&quot;&amp;[.Y354]&amp;&quot;,0,CURDATE(),CURDATE())&quot;&amp;IF(AND([.B354]&lt;&gt;INDIRECT(ADDRESS(ROW([.B354]) + 1;2));INDIRECT(ADDRESS(ROW([.A354]) + 1;1)) &gt; 0); &quot;;&quot;&amp;CHAR(13)&amp;CHAR(10)&amp;CHAR(13)&amp;CHAR(10)&amp;[.AA$3];IF(INDIRECT(ADDRESS(ROW([.A354]) + 1;1)) &gt; 0;&quot;,&quot;;&quot;;&quot;))" office:value-type="string" office:string-value="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5])-3" office:value-type="float" office:value="352" calcext:value-type="float">
            <text:p>35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5]=[.B354];[.C35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55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5]&amp;&quot;,&quot;&amp;[.C355]&amp;&quot;,&quot;&amp;IF(ISBLANK([.D355]);0;[.D355])&amp;&quot;,&quot;&amp;IF(ISBLANK([.E355]);0;[.E355])&amp;&quot;,&quot;&amp;[.I355]&amp;&quot;,&quot;&amp;[.J355]&amp;&quot;,&quot;&amp;[.K355]&amp;&quot;,&quot;&amp;[.L355]&amp;&quot;,&quot;&amp;[.M355]&amp;&quot;,&quot;&amp;[.N355]&amp;&quot;,&quot;&amp;[.S355]&amp;&quot;,&quot;&amp;[.T355]&amp;&quot;,&quot;&amp;[.U355]&amp;&quot;,&quot;&amp;[.V355]&amp;&quot;,&quot;&amp;[.W355]&amp;&quot;,&quot;&amp;[.X355]&amp;&quot;,&quot;&amp;[.Y355]&amp;&quot;,0,CURDATE(),CURDATE())&quot;&amp;IF(AND([.B355]&lt;&gt;INDIRECT(ADDRESS(ROW([.B355]) + 1;2));INDIRECT(ADDRESS(ROW([.A355]) + 1;1)) &gt; 0); &quot;;&quot;&amp;CHAR(13)&amp;CHAR(10)&amp;CHAR(13)&amp;CHAR(10)&amp;[.AA$3];IF(INDIRECT(ADDRESS(ROW([.A355]) + 1;1)) &gt; 0;&quot;,&quot;;&quot;;&quot;))" office:value-type="string" office:string-value="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6])-3" office:value-type="float" office:value="353" calcext:value-type="float">
            <text:p>35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6]=[.B355];[.C35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56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6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5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6]&amp;&quot;,&quot;&amp;[.C356]&amp;&quot;,&quot;&amp;IF(ISBLANK([.D356]);0;[.D356])&amp;&quot;,&quot;&amp;IF(ISBLANK([.E356]);0;[.E356])&amp;&quot;,&quot;&amp;[.I356]&amp;&quot;,&quot;&amp;[.J356]&amp;&quot;,&quot;&amp;[.K356]&amp;&quot;,&quot;&amp;[.L356]&amp;&quot;,&quot;&amp;[.M356]&amp;&quot;,&quot;&amp;[.N356]&amp;&quot;,&quot;&amp;[.S356]&amp;&quot;,&quot;&amp;[.T356]&amp;&quot;,&quot;&amp;[.U356]&amp;&quot;,&quot;&amp;[.V356]&amp;&quot;,&quot;&amp;[.W356]&amp;&quot;,&quot;&amp;[.X356]&amp;&quot;,&quot;&amp;[.Y356]&amp;&quot;,0,CURDATE(),CURDATE())&quot;&amp;IF(AND([.B356]&lt;&gt;INDIRECT(ADDRESS(ROW([.B356]) + 1;2));INDIRECT(ADDRESS(ROW([.A356]) + 1;1)) &gt; 0); &quot;;&quot;&amp;CHAR(13)&amp;CHAR(10)&amp;CHAR(13)&amp;CHAR(10)&amp;[.AA$3];IF(INDIRECT(ADDRESS(ROW([.A356]) + 1;1)) &gt; 0;&quot;,&quot;;&quot;;&quot;))" office:value-type="string" office:string-value="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7])-3" office:value-type="float" office:value="354" calcext:value-type="float">
            <text:p>35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7]=[.B356];[.C356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5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5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7]&amp;&quot;,&quot;&amp;[.C357]&amp;&quot;,&quot;&amp;IF(ISBLANK([.D357]);0;[.D357])&amp;&quot;,&quot;&amp;IF(ISBLANK([.E357]);0;[.E357])&amp;&quot;,&quot;&amp;[.I357]&amp;&quot;,&quot;&amp;[.J357]&amp;&quot;,&quot;&amp;[.K357]&amp;&quot;,&quot;&amp;[.L357]&amp;&quot;,&quot;&amp;[.M357]&amp;&quot;,&quot;&amp;[.N357]&amp;&quot;,&quot;&amp;[.S357]&amp;&quot;,&quot;&amp;[.T357]&amp;&quot;,&quot;&amp;[.U357]&amp;&quot;,&quot;&amp;[.V357]&amp;&quot;,&quot;&amp;[.W357]&amp;&quot;,&quot;&amp;[.X357]&amp;&quot;,&quot;&amp;[.Y357]&amp;&quot;,0,CURDATE(),CURDATE())&quot;&amp;IF(AND([.B357]&lt;&gt;INDIRECT(ADDRESS(ROW([.B357]) + 1;2));INDIRECT(ADDRESS(ROW([.A357]) + 1;1)) &gt; 0); &quot;;&quot;&amp;CHAR(13)&amp;CHAR(10)&amp;CHAR(13)&amp;CHAR(10)&amp;[.AA$3];IF(INDIRECT(ADDRESS(ROW([.A357]) + 1;1)) &gt; 0;&quot;,&quot;;&quot;;&quot;))" office:value-type="string" office:string-value="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8])-3" office:value-type="float" office:value="355" calcext:value-type="float">
            <text:p>35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8]=[.B357];[.C357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58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5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8]&amp;&quot;,&quot;&amp;[.C358]&amp;&quot;,&quot;&amp;IF(ISBLANK([.D358]);0;[.D358])&amp;&quot;,&quot;&amp;IF(ISBLANK([.E358]);0;[.E358])&amp;&quot;,&quot;&amp;[.I358]&amp;&quot;,&quot;&amp;[.J358]&amp;&quot;,&quot;&amp;[.K358]&amp;&quot;,&quot;&amp;[.L358]&amp;&quot;,&quot;&amp;[.M358]&amp;&quot;,&quot;&amp;[.N358]&amp;&quot;,&quot;&amp;[.S358]&amp;&quot;,&quot;&amp;[.T358]&amp;&quot;,&quot;&amp;[.U358]&amp;&quot;,&quot;&amp;[.V358]&amp;&quot;,&quot;&amp;[.W358]&amp;&quot;,&quot;&amp;[.X358]&amp;&quot;,&quot;&amp;[.Y358]&amp;&quot;,0,CURDATE(),CURDATE())&quot;&amp;IF(AND([.B358]&lt;&gt;INDIRECT(ADDRESS(ROW([.B358]) + 1;2));INDIRECT(ADDRESS(ROW([.A358]) + 1;1)) &gt; 0); &quot;;&quot;&amp;CHAR(13)&amp;CHAR(10)&amp;CHAR(13)&amp;CHAR(10)&amp;[.AA$3];IF(INDIRECT(ADDRESS(ROW([.A358]) + 1;1)) &gt; 0;&quot;,&quot;;&quot;;&quot;))" office:value-type="string" office:string-value="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9])-3" office:value-type="float" office:value="356" calcext:value-type="float">
            <text:p>35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9]=[.B358];[.C358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59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9]&amp;&quot;,&quot;&amp;[.C359]&amp;&quot;,&quot;&amp;IF(ISBLANK([.D359]);0;[.D359])&amp;&quot;,&quot;&amp;IF(ISBLANK([.E359]);0;[.E359])&amp;&quot;,&quot;&amp;[.I359]&amp;&quot;,&quot;&amp;[.J359]&amp;&quot;,&quot;&amp;[.K359]&amp;&quot;,&quot;&amp;[.L359]&amp;&quot;,&quot;&amp;[.M359]&amp;&quot;,&quot;&amp;[.N359]&amp;&quot;,&quot;&amp;[.S359]&amp;&quot;,&quot;&amp;[.T359]&amp;&quot;,&quot;&amp;[.U359]&amp;&quot;,&quot;&amp;[.V359]&amp;&quot;,&quot;&amp;[.W359]&amp;&quot;,&quot;&amp;[.X359]&amp;&quot;,&quot;&amp;[.Y359]&amp;&quot;,0,CURDATE(),CURDATE())&quot;&amp;IF(AND([.B359]&lt;&gt;INDIRECT(ADDRESS(ROW([.B359]) + 1;2));INDIRECT(ADDRESS(ROW([.A359]) + 1;1)) &gt; 0); &quot;;&quot;&amp;CHAR(13)&amp;CHAR(10)&amp;CHAR(13)&amp;CHAR(10)&amp;[.AA$3];IF(INDIRECT(ADDRESS(ROW([.A359]) + 1;1)) &gt; 0;&quot;,&quot;;&quot;;&quot;))" office:value-type="string" office:string-value="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0])-3" office:value-type="float" office:value="357" calcext:value-type="float">
            <text:p>35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0]=[.B359];[.C35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60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0]&amp;&quot;,&quot;&amp;[.C360]&amp;&quot;,&quot;&amp;IF(ISBLANK([.D360]);0;[.D360])&amp;&quot;,&quot;&amp;IF(ISBLANK([.E360]);0;[.E360])&amp;&quot;,&quot;&amp;[.I360]&amp;&quot;,&quot;&amp;[.J360]&amp;&quot;,&quot;&amp;[.K360]&amp;&quot;,&quot;&amp;[.L360]&amp;&quot;,&quot;&amp;[.M360]&amp;&quot;,&quot;&amp;[.N360]&amp;&quot;,&quot;&amp;[.S360]&amp;&quot;,&quot;&amp;[.T360]&amp;&quot;,&quot;&amp;[.U360]&amp;&quot;,&quot;&amp;[.V360]&amp;&quot;,&quot;&amp;[.W360]&amp;&quot;,&quot;&amp;[.X360]&amp;&quot;,&quot;&amp;[.Y360]&amp;&quot;,0,CURDATE(),CURDATE())&quot;&amp;IF(AND([.B360]&lt;&gt;INDIRECT(ADDRESS(ROW([.B360]) + 1;2));INDIRECT(ADDRESS(ROW([.A360]) + 1;1)) &gt; 0); &quot;;&quot;&amp;CHAR(13)&amp;CHAR(10)&amp;CHAR(13)&amp;CHAR(10)&amp;[.AA$3];IF(INDIRECT(ADDRESS(ROW([.A360]) + 1;1)) &gt; 0;&quot;,&quot;;&quot;;&quot;))" office:value-type="string" office:string-value="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1])-3" office:value-type="float" office:value="358" calcext:value-type="float">
            <text:p>35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1]=[.B360];[.C36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1]&amp;&quot;,&quot;&amp;[.C361]&amp;&quot;,&quot;&amp;IF(ISBLANK([.D361]);0;[.D361])&amp;&quot;,&quot;&amp;IF(ISBLANK([.E361]);0;[.E361])&amp;&quot;,&quot;&amp;[.I361]&amp;&quot;,&quot;&amp;[.J361]&amp;&quot;,&quot;&amp;[.K361]&amp;&quot;,&quot;&amp;[.L361]&amp;&quot;,&quot;&amp;[.M361]&amp;&quot;,&quot;&amp;[.N361]&amp;&quot;,&quot;&amp;[.S361]&amp;&quot;,&quot;&amp;[.T361]&amp;&quot;,&quot;&amp;[.U361]&amp;&quot;,&quot;&amp;[.V361]&amp;&quot;,&quot;&amp;[.W361]&amp;&quot;,&quot;&amp;[.X361]&amp;&quot;,&quot;&amp;[.Y361]&amp;&quot;,0,CURDATE(),CURDATE())&quot;&amp;IF(AND([.B361]&lt;&gt;INDIRECT(ADDRESS(ROW([.B361]) + 1;2));INDIRECT(ADDRESS(ROW([.A361]) + 1;1)) &gt; 0); &quot;;&quot;&amp;CHAR(13)&amp;CHAR(10)&amp;CHAR(13)&amp;CHAR(10)&amp;[.AA$3];IF(INDIRECT(ADDRESS(ROW([.A361]) + 1;1)) &gt; 0;&quot;,&quot;;&quot;;&quot;))" office:value-type="string" office:string-value="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2])-3" office:value-type="float" office:value="359" calcext:value-type="float">
            <text:p>35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2]=[.B361];[.C36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2]&amp;&quot;,&quot;&amp;[.C362]&amp;&quot;,&quot;&amp;IF(ISBLANK([.D362]);0;[.D362])&amp;&quot;,&quot;&amp;IF(ISBLANK([.E362]);0;[.E362])&amp;&quot;,&quot;&amp;[.I362]&amp;&quot;,&quot;&amp;[.J362]&amp;&quot;,&quot;&amp;[.K362]&amp;&quot;,&quot;&amp;[.L362]&amp;&quot;,&quot;&amp;[.M362]&amp;&quot;,&quot;&amp;[.N362]&amp;&quot;,&quot;&amp;[.S362]&amp;&quot;,&quot;&amp;[.T362]&amp;&quot;,&quot;&amp;[.U362]&amp;&quot;,&quot;&amp;[.V362]&amp;&quot;,&quot;&amp;[.W362]&amp;&quot;,&quot;&amp;[.X362]&amp;&quot;,&quot;&amp;[.Y362]&amp;&quot;,0,CURDATE(),CURDATE())&quot;&amp;IF(AND([.B362]&lt;&gt;INDIRECT(ADDRESS(ROW([.B362]) + 1;2));INDIRECT(ADDRESS(ROW([.A362]) + 1;1)) &gt; 0); &quot;;&quot;&amp;CHAR(13)&amp;CHAR(10)&amp;CHAR(13)&amp;CHAR(10)&amp;[.AA$3];IF(INDIRECT(ADDRESS(ROW([.A362]) + 1;1)) &gt; 0;&quot;,&quot;;&quot;;&quot;))" office:value-type="string" office:string-value="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3])-3" office:value-type="float" office:value="360" calcext:value-type="float">
            <text:p>36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3]=[.B362];[.C36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3]&amp;&quot;,&quot;&amp;[.C363]&amp;&quot;,&quot;&amp;IF(ISBLANK([.D363]);0;[.D363])&amp;&quot;,&quot;&amp;IF(ISBLANK([.E363]);0;[.E363])&amp;&quot;,&quot;&amp;[.I363]&amp;&quot;,&quot;&amp;[.J363]&amp;&quot;,&quot;&amp;[.K363]&amp;&quot;,&quot;&amp;[.L363]&amp;&quot;,&quot;&amp;[.M363]&amp;&quot;,&quot;&amp;[.N363]&amp;&quot;,&quot;&amp;[.S363]&amp;&quot;,&quot;&amp;[.T363]&amp;&quot;,&quot;&amp;[.U363]&amp;&quot;,&quot;&amp;[.V363]&amp;&quot;,&quot;&amp;[.W363]&amp;&quot;,&quot;&amp;[.X363]&amp;&quot;,&quot;&amp;[.Y363]&amp;&quot;,0,CURDATE(),CURDATE())&quot;&amp;IF(AND([.B363]&lt;&gt;INDIRECT(ADDRESS(ROW([.B363]) + 1;2));INDIRECT(ADDRESS(ROW([.A363]) + 1;1)) &gt; 0); &quot;;&quot;&amp;CHAR(13)&amp;CHAR(10)&amp;CHAR(13)&amp;CHAR(10)&amp;[.AA$3];IF(INDIRECT(ADDRESS(ROW([.A363]) + 1;1)) &gt; 0;&quot;,&quot;;&quot;;&quot;))" office:value-type="string" office:string-value="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4])-3" office:value-type="float" office:value="361" calcext:value-type="float">
            <text:p>36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4]=[.B363];[.C36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4]&amp;&quot;,&quot;&amp;[.C364]&amp;&quot;,&quot;&amp;IF(ISBLANK([.D364]);0;[.D364])&amp;&quot;,&quot;&amp;IF(ISBLANK([.E364]);0;[.E364])&amp;&quot;,&quot;&amp;[.I364]&amp;&quot;,&quot;&amp;[.J364]&amp;&quot;,&quot;&amp;[.K364]&amp;&quot;,&quot;&amp;[.L364]&amp;&quot;,&quot;&amp;[.M364]&amp;&quot;,&quot;&amp;[.N364]&amp;&quot;,&quot;&amp;[.S364]&amp;&quot;,&quot;&amp;[.T364]&amp;&quot;,&quot;&amp;[.U364]&amp;&quot;,&quot;&amp;[.V364]&amp;&quot;,&quot;&amp;[.W364]&amp;&quot;,&quot;&amp;[.X364]&amp;&quot;,&quot;&amp;[.Y364]&amp;&quot;,0,CURDATE(),CURDATE())&quot;&amp;IF(AND([.B364]&lt;&gt;INDIRECT(ADDRESS(ROW([.B364]) + 1;2));INDIRECT(ADDRESS(ROW([.A364]) + 1;1)) &gt; 0); &quot;;&quot;&amp;CHAR(13)&amp;CHAR(10)&amp;CHAR(13)&amp;CHAR(10)&amp;[.AA$3];IF(INDIRECT(ADDRESS(ROW([.A364]) + 1;1)) &gt; 0;&quot;,&quot;;&quot;;&quot;))" office:value-type="string" office:string-value="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5])-3" office:value-type="float" office:value="362" calcext:value-type="float">
            <text:p>36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5]=[.B364];[.C364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5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5]&amp;&quot;,&quot;&amp;[.C365]&amp;&quot;,&quot;&amp;IF(ISBLANK([.D365]);0;[.D365])&amp;&quot;,&quot;&amp;IF(ISBLANK([.E365]);0;[.E365])&amp;&quot;,&quot;&amp;[.I365]&amp;&quot;,&quot;&amp;[.J365]&amp;&quot;,&quot;&amp;[.K365]&amp;&quot;,&quot;&amp;[.L365]&amp;&quot;,&quot;&amp;[.M365]&amp;&quot;,&quot;&amp;[.N365]&amp;&quot;,&quot;&amp;[.S365]&amp;&quot;,&quot;&amp;[.T365]&amp;&quot;,&quot;&amp;[.U365]&amp;&quot;,&quot;&amp;[.V365]&amp;&quot;,&quot;&amp;[.W365]&amp;&quot;,&quot;&amp;[.X365]&amp;&quot;,&quot;&amp;[.Y365]&amp;&quot;,0,CURDATE(),CURDATE())&quot;&amp;IF(AND([.B365]&lt;&gt;INDIRECT(ADDRESS(ROW([.B365]) + 1;2));INDIRECT(ADDRESS(ROW([.A365]) + 1;1)) &gt; 0); &quot;;&quot;&amp;CHAR(13)&amp;CHAR(10)&amp;CHAR(13)&amp;CHAR(10)&amp;[.AA$3];IF(INDIRECT(ADDRESS(ROW([.A365]) + 1;1)) &gt; 0;&quot;,&quot;;&quot;;&quot;))" office:value-type="string" office:string-value="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6])-3" office:value-type="float" office:value="363" calcext:value-type="float">
            <text:p>36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6]=[.B365];[.C36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6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6]&amp;&quot;,&quot;&amp;[.C366]&amp;&quot;,&quot;&amp;IF(ISBLANK([.D366]);0;[.D366])&amp;&quot;,&quot;&amp;IF(ISBLANK([.E366]);0;[.E366])&amp;&quot;,&quot;&amp;[.I366]&amp;&quot;,&quot;&amp;[.J366]&amp;&quot;,&quot;&amp;[.K366]&amp;&quot;,&quot;&amp;[.L366]&amp;&quot;,&quot;&amp;[.M366]&amp;&quot;,&quot;&amp;[.N366]&amp;&quot;,&quot;&amp;[.S366]&amp;&quot;,&quot;&amp;[.T366]&amp;&quot;,&quot;&amp;[.U366]&amp;&quot;,&quot;&amp;[.V366]&amp;&quot;,&quot;&amp;[.W366]&amp;&quot;,&quot;&amp;[.X366]&amp;&quot;,&quot;&amp;[.Y366]&amp;&quot;,0,CURDATE(),CURDATE())&quot;&amp;IF(AND([.B366]&lt;&gt;INDIRECT(ADDRESS(ROW([.B366]) + 1;2));INDIRECT(ADDRESS(ROW([.A366]) + 1;1)) &gt; 0); &quot;;&quot;&amp;CHAR(13)&amp;CHAR(10)&amp;CHAR(13)&amp;CHAR(10)&amp;[.AA$3];IF(INDIRECT(ADDRESS(ROW([.A366]) + 1;1)) &gt; 0;&quot;,&quot;;&quot;;&quot;))" office:value-type="string" office:string-value="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7])-3" office:value-type="float" office:value="364" calcext:value-type="float">
            <text:p>36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7]=[.B366];[.C36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7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7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7]&amp;&quot;,&quot;&amp;[.C367]&amp;&quot;,&quot;&amp;IF(ISBLANK([.D367]);0;[.D367])&amp;&quot;,&quot;&amp;IF(ISBLANK([.E367]);0;[.E367])&amp;&quot;,&quot;&amp;[.I367]&amp;&quot;,&quot;&amp;[.J367]&amp;&quot;,&quot;&amp;[.K367]&amp;&quot;,&quot;&amp;[.L367]&amp;&quot;,&quot;&amp;[.M367]&amp;&quot;,&quot;&amp;[.N367]&amp;&quot;,&quot;&amp;[.S367]&amp;&quot;,&quot;&amp;[.T367]&amp;&quot;,&quot;&amp;[.U367]&amp;&quot;,&quot;&amp;[.V367]&amp;&quot;,&quot;&amp;[.W367]&amp;&quot;,&quot;&amp;[.X367]&amp;&quot;,&quot;&amp;[.Y367]&amp;&quot;,0,CURDATE(),CURDATE())&quot;&amp;IF(AND([.B367]&lt;&gt;INDIRECT(ADDRESS(ROW([.B367]) + 1;2));INDIRECT(ADDRESS(ROW([.A367]) + 1;1)) &gt; 0); &quot;;&quot;&amp;CHAR(13)&amp;CHAR(10)&amp;CHAR(13)&amp;CHAR(10)&amp;[.AA$3];IF(INDIRECT(ADDRESS(ROW([.A367]) + 1;1)) &gt; 0;&quot;,&quot;;&quot;;&quot;))" office:value-type="string" office:string-value="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8])-3" office:value-type="float" office:value="365" calcext:value-type="float">
            <text:p>36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8]=[.B367];[.C36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8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8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8]&amp;&quot;,&quot;&amp;[.C368]&amp;&quot;,&quot;&amp;IF(ISBLANK([.D368]);0;[.D368])&amp;&quot;,&quot;&amp;IF(ISBLANK([.E368]);0;[.E368])&amp;&quot;,&quot;&amp;[.I368]&amp;&quot;,&quot;&amp;[.J368]&amp;&quot;,&quot;&amp;[.K368]&amp;&quot;,&quot;&amp;[.L368]&amp;&quot;,&quot;&amp;[.M368]&amp;&quot;,&quot;&amp;[.N368]&amp;&quot;,&quot;&amp;[.S368]&amp;&quot;,&quot;&amp;[.T368]&amp;&quot;,&quot;&amp;[.U368]&amp;&quot;,&quot;&amp;[.V368]&amp;&quot;,&quot;&amp;[.W368]&amp;&quot;,&quot;&amp;[.X368]&amp;&quot;,&quot;&amp;[.Y368]&amp;&quot;,0,CURDATE(),CURDATE())&quot;&amp;IF(AND([.B368]&lt;&gt;INDIRECT(ADDRESS(ROW([.B368]) + 1;2));INDIRECT(ADDRESS(ROW([.A368]) + 1;1)) &gt; 0); &quot;;&quot;&amp;CHAR(13)&amp;CHAR(10)&amp;CHAR(13)&amp;CHAR(10)&amp;[.AA$3];IF(INDIRECT(ADDRESS(ROW([.A368]) + 1;1)) &gt; 0;&quot;,&quot;;&quot;;&quot;))" office:value-type="string" office:string-value="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9])-3" office:value-type="float" office:value="366" calcext:value-type="float">
            <text:p>36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9]=[.B368];[.C368]+1;1)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6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6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9]&amp;&quot;,&quot;&amp;[.C369]&amp;&quot;,&quot;&amp;IF(ISBLANK([.D369]);0;[.D369])&amp;&quot;,&quot;&amp;IF(ISBLANK([.E369]);0;[.E369])&amp;&quot;,&quot;&amp;[.I369]&amp;&quot;,&quot;&amp;[.J369]&amp;&quot;,&quot;&amp;[.K369]&amp;&quot;,&quot;&amp;[.L369]&amp;&quot;,&quot;&amp;[.M369]&amp;&quot;,&quot;&amp;[.N369]&amp;&quot;,&quot;&amp;[.S369]&amp;&quot;,&quot;&amp;[.T369]&amp;&quot;,&quot;&amp;[.U369]&amp;&quot;,&quot;&amp;[.V369]&amp;&quot;,&quot;&amp;[.W369]&amp;&quot;,&quot;&amp;[.X369]&amp;&quot;,&quot;&amp;[.Y369]&amp;&quot;,0,CURDATE(),CURDATE())&quot;&amp;IF(AND([.B369]&lt;&gt;INDIRECT(ADDRESS(ROW([.B369]) + 1;2));INDIRECT(ADDRESS(ROW([.A369]) + 1;1)) &gt; 0); &quot;;&quot;&amp;CHAR(13)&amp;CHAR(10)&amp;CHAR(13)&amp;CHAR(10)&amp;[.AA$3];IF(INDIRECT(ADDRESS(ROW([.A369]) + 1;1)) &gt; 0;&quot;,&quot;;&quot;;&quot;))" office:value-type="string" office:string-value="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0])-3" office:value-type="float" office:value="367" calcext:value-type="float">
            <text:p>36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0]=[.B369];[.C36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7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0]&amp;&quot;,&quot;&amp;[.C370]&amp;&quot;,&quot;&amp;IF(ISBLANK([.D370]);0;[.D370])&amp;&quot;,&quot;&amp;IF(ISBLANK([.E370]);0;[.E370])&amp;&quot;,&quot;&amp;[.I370]&amp;&quot;,&quot;&amp;[.J370]&amp;&quot;,&quot;&amp;[.K370]&amp;&quot;,&quot;&amp;[.L370]&amp;&quot;,&quot;&amp;[.M370]&amp;&quot;,&quot;&amp;[.N370]&amp;&quot;,&quot;&amp;[.S370]&amp;&quot;,&quot;&amp;[.T370]&amp;&quot;,&quot;&amp;[.U370]&amp;&quot;,&quot;&amp;[.V370]&amp;&quot;,&quot;&amp;[.W370]&amp;&quot;,&quot;&amp;[.X370]&amp;&quot;,&quot;&amp;[.Y370]&amp;&quot;,0,CURDATE(),CURDATE())&quot;&amp;IF(AND([.B370]&lt;&gt;INDIRECT(ADDRESS(ROW([.B370]) + 1;2));INDIRECT(ADDRESS(ROW([.A370]) + 1;1)) &gt; 0); &quot;;&quot;&amp;CHAR(13)&amp;CHAR(10)&amp;CHAR(13)&amp;CHAR(10)&amp;[.AA$3];IF(INDIRECT(ADDRESS(ROW([.A370]) + 1;1)) &gt; 0;&quot;,&quot;;&quot;;&quot;))" office:value-type="string" office:string-value="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1])-3" office:value-type="float" office:value="368" calcext:value-type="float">
            <text:p>36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1]=[.B370];[.C37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1]&amp;&quot;,&quot;&amp;[.C371]&amp;&quot;,&quot;&amp;IF(ISBLANK([.D371]);0;[.D371])&amp;&quot;,&quot;&amp;IF(ISBLANK([.E371]);0;[.E371])&amp;&quot;,&quot;&amp;[.I371]&amp;&quot;,&quot;&amp;[.J371]&amp;&quot;,&quot;&amp;[.K371]&amp;&quot;,&quot;&amp;[.L371]&amp;&quot;,&quot;&amp;[.M371]&amp;&quot;,&quot;&amp;[.N371]&amp;&quot;,&quot;&amp;[.S371]&amp;&quot;,&quot;&amp;[.T371]&amp;&quot;,&quot;&amp;[.U371]&amp;&quot;,&quot;&amp;[.V371]&amp;&quot;,&quot;&amp;[.W371]&amp;&quot;,&quot;&amp;[.X371]&amp;&quot;,&quot;&amp;[.Y371]&amp;&quot;,0,CURDATE(),CURDATE())&quot;&amp;IF(AND([.B371]&lt;&gt;INDIRECT(ADDRESS(ROW([.B371]) + 1;2));INDIRECT(ADDRESS(ROW([.A371]) + 1;1)) &gt; 0); &quot;;&quot;&amp;CHAR(13)&amp;CHAR(10)&amp;CHAR(13)&amp;CHAR(10)&amp;[.AA$3];IF(INDIRECT(ADDRESS(ROW([.A371]) + 1;1)) &gt; 0;&quot;,&quot;;&quot;;&quot;))" office:value-type="string" office:string-value="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2])-3" office:value-type="float" office:value="369" calcext:value-type="float">
            <text:p>369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2]=[.B371];[.C37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2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2]&amp;&quot;,&quot;&amp;[.C372]&amp;&quot;,&quot;&amp;IF(ISBLANK([.D372]);0;[.D372])&amp;&quot;,&quot;&amp;IF(ISBLANK([.E372]);0;[.E372])&amp;&quot;,&quot;&amp;[.I372]&amp;&quot;,&quot;&amp;[.J372]&amp;&quot;,&quot;&amp;[.K372]&amp;&quot;,&quot;&amp;[.L372]&amp;&quot;,&quot;&amp;[.M372]&amp;&quot;,&quot;&amp;[.N372]&amp;&quot;,&quot;&amp;[.S372]&amp;&quot;,&quot;&amp;[.T372]&amp;&quot;,&quot;&amp;[.U372]&amp;&quot;,&quot;&amp;[.V372]&amp;&quot;,&quot;&amp;[.W372]&amp;&quot;,&quot;&amp;[.X372]&amp;&quot;,&quot;&amp;[.Y372]&amp;&quot;,0,CURDATE(),CURDATE())&quot;&amp;IF(AND([.B372]&lt;&gt;INDIRECT(ADDRESS(ROW([.B372]) + 1;2));INDIRECT(ADDRESS(ROW([.A372]) + 1;1)) &gt; 0); &quot;;&quot;&amp;CHAR(13)&amp;CHAR(10)&amp;CHAR(13)&amp;CHAR(10)&amp;[.AA$3];IF(INDIRECT(ADDRESS(ROW([.A372]) + 1;1)) &gt; 0;&quot;,&quot;;&quot;;&quot;))" office:value-type="string" office:string-value="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3])-3" office:value-type="float" office:value="370" calcext:value-type="float">
            <text:p>370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3]=[.B372];[.C372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37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3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3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3]&amp;&quot;,&quot;&amp;[.C373]&amp;&quot;,&quot;&amp;IF(ISBLANK([.D373]);0;[.D373])&amp;&quot;,&quot;&amp;IF(ISBLANK([.E373]);0;[.E373])&amp;&quot;,&quot;&amp;[.I373]&amp;&quot;,&quot;&amp;[.J373]&amp;&quot;,&quot;&amp;[.K373]&amp;&quot;,&quot;&amp;[.L373]&amp;&quot;,&quot;&amp;[.M373]&amp;&quot;,&quot;&amp;[.N373]&amp;&quot;,&quot;&amp;[.S373]&amp;&quot;,&quot;&amp;[.T373]&amp;&quot;,&quot;&amp;[.U373]&amp;&quot;,&quot;&amp;[.V373]&amp;&quot;,&quot;&amp;[.W373]&amp;&quot;,&quot;&amp;[.X373]&amp;&quot;,&quot;&amp;[.Y373]&amp;&quot;,0,CURDATE(),CURDATE())&quot;&amp;IF(AND([.B373]&lt;&gt;INDIRECT(ADDRESS(ROW([.B373]) + 1;2));INDIRECT(ADDRESS(ROW([.A373]) + 1;1)) &gt; 0); &quot;;&quot;&amp;CHAR(13)&amp;CHAR(10)&amp;CHAR(13)&amp;CHAR(10)&amp;[.AA$3];IF(INDIRECT(ADDRESS(ROW([.A373]) + 1;1)) &gt; 0;&quot;,&quot;;&quot;;&quot;))" office:value-type="string" office:string-value="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4])-3" office:value-type="float" office:value="371" calcext:value-type="float">
            <text:p>371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4]=[.B373];[.C373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7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4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4]&amp;&quot;,&quot;&amp;[.C374]&amp;&quot;,&quot;&amp;IF(ISBLANK([.D374]);0;[.D374])&amp;&quot;,&quot;&amp;IF(ISBLANK([.E374]);0;[.E374])&amp;&quot;,&quot;&amp;[.I374]&amp;&quot;,&quot;&amp;[.J374]&amp;&quot;,&quot;&amp;[.K374]&amp;&quot;,&quot;&amp;[.L374]&amp;&quot;,&quot;&amp;[.M374]&amp;&quot;,&quot;&amp;[.N374]&amp;&quot;,&quot;&amp;[.S374]&amp;&quot;,&quot;&amp;[.T374]&amp;&quot;,&quot;&amp;[.U374]&amp;&quot;,&quot;&amp;[.V374]&amp;&quot;,&quot;&amp;[.W374]&amp;&quot;,&quot;&amp;[.X374]&amp;&quot;,&quot;&amp;[.Y374]&amp;&quot;,0,CURDATE(),CURDATE())&quot;&amp;IF(AND([.B374]&lt;&gt;INDIRECT(ADDRESS(ROW([.B374]) + 1;2));INDIRECT(ADDRESS(ROW([.A374]) + 1;1)) &gt; 0); &quot;;&quot;&amp;CHAR(13)&amp;CHAR(10)&amp;CHAR(13)&amp;CHAR(10)&amp;[.AA$3];IF(INDIRECT(ADDRESS(ROW([.A374]) + 1;1)) &gt; 0;&quot;,&quot;;&quot;;&quot;))" office:value-type="string" office:string-value="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5])-3" office:value-type="float" office:value="372" calcext:value-type="float">
            <text:p>372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5]=[.B374];[.C374]+1;1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75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5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5]&amp;&quot;,&quot;&amp;[.C375]&amp;&quot;,&quot;&amp;IF(ISBLANK([.D375]);0;[.D375])&amp;&quot;,&quot;&amp;IF(ISBLANK([.E375]);0;[.E375])&amp;&quot;,&quot;&amp;[.I375]&amp;&quot;,&quot;&amp;[.J375]&amp;&quot;,&quot;&amp;[.K375]&amp;&quot;,&quot;&amp;[.L375]&amp;&quot;,&quot;&amp;[.M375]&amp;&quot;,&quot;&amp;[.N375]&amp;&quot;,&quot;&amp;[.S375]&amp;&quot;,&quot;&amp;[.T375]&amp;&quot;,&quot;&amp;[.U375]&amp;&quot;,&quot;&amp;[.V375]&amp;&quot;,&quot;&amp;[.W375]&amp;&quot;,&quot;&amp;[.X375]&amp;&quot;,&quot;&amp;[.Y375]&amp;&quot;,0,CURDATE(),CURDATE())&quot;&amp;IF(AND([.B375]&lt;&gt;INDIRECT(ADDRESS(ROW([.B375]) + 1;2));INDIRECT(ADDRESS(ROW([.A375]) + 1;1)) &gt; 0); &quot;;&quot;&amp;CHAR(13)&amp;CHAR(10)&amp;CHAR(13)&amp;CHAR(10)&amp;[.AA$3];IF(INDIRECT(ADDRESS(ROW([.A375]) + 1;1)) &gt; 0;&quot;,&quot;;&quot;;&quot;))" office:value-type="string" office:string-value="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6])-3" office:value-type="float" office:value="373" calcext:value-type="float">
            <text:p>373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6]=[.B375];[.C375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6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6]&amp;&quot;,&quot;&amp;[.C376]&amp;&quot;,&quot;&amp;IF(ISBLANK([.D376]);0;[.D376])&amp;&quot;,&quot;&amp;IF(ISBLANK([.E376]);0;[.E376])&amp;&quot;,&quot;&amp;[.I376]&amp;&quot;,&quot;&amp;[.J376]&amp;&quot;,&quot;&amp;[.K376]&amp;&quot;,&quot;&amp;[.L376]&amp;&quot;,&quot;&amp;[.M376]&amp;&quot;,&quot;&amp;[.N376]&amp;&quot;,&quot;&amp;[.S376]&amp;&quot;,&quot;&amp;[.T376]&amp;&quot;,&quot;&amp;[.U376]&amp;&quot;,&quot;&amp;[.V376]&amp;&quot;,&quot;&amp;[.W376]&amp;&quot;,&quot;&amp;[.X376]&amp;&quot;,&quot;&amp;[.Y376]&amp;&quot;,0,CURDATE(),CURDATE())&quot;&amp;IF(AND([.B376]&lt;&gt;INDIRECT(ADDRESS(ROW([.B376]) + 1;2));INDIRECT(ADDRESS(ROW([.A376]) + 1;1)) &gt; 0); &quot;;&quot;&amp;CHAR(13)&amp;CHAR(10)&amp;CHAR(13)&amp;CHAR(10)&amp;[.AA$3];IF(INDIRECT(ADDRESS(ROW([.A376]) + 1;1)) &gt; 0;&quot;,&quot;;&quot;;&quot;))" office:value-type="string" office:string-value="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7])-3" office:value-type="float" office:value="374" calcext:value-type="float">
            <text:p>37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7]=[.B376];[.C37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7]&amp;&quot;,&quot;&amp;[.C377]&amp;&quot;,&quot;&amp;IF(ISBLANK([.D377]);0;[.D377])&amp;&quot;,&quot;&amp;IF(ISBLANK([.E377]);0;[.E377])&amp;&quot;,&quot;&amp;[.I377]&amp;&quot;,&quot;&amp;[.J377]&amp;&quot;,&quot;&amp;[.K377]&amp;&quot;,&quot;&amp;[.L377]&amp;&quot;,&quot;&amp;[.M377]&amp;&quot;,&quot;&amp;[.N377]&amp;&quot;,&quot;&amp;[.S377]&amp;&quot;,&quot;&amp;[.T377]&amp;&quot;,&quot;&amp;[.U377]&amp;&quot;,&quot;&amp;[.V377]&amp;&quot;,&quot;&amp;[.W377]&amp;&quot;,&quot;&amp;[.X377]&amp;&quot;,&quot;&amp;[.Y377]&amp;&quot;,0,CURDATE(),CURDATE())&quot;&amp;IF(AND([.B377]&lt;&gt;INDIRECT(ADDRESS(ROW([.B377]) + 1;2));INDIRECT(ADDRESS(ROW([.A377]) + 1;1)) &gt; 0); &quot;;&quot;&amp;CHAR(13)&amp;CHAR(10)&amp;CHAR(13)&amp;CHAR(10)&amp;[.AA$3];IF(INDIRECT(ADDRESS(ROW([.A377]) + 1;1)) &gt; 0;&quot;,&quot;;&quot;;&quot;))" office:value-type="string" office:string-value="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8])-3" office:value-type="float" office:value="375" calcext:value-type="float">
            <text:p>37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8]=[.B377];[.C37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78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7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8]&amp;&quot;,&quot;&amp;[.C378]&amp;&quot;,&quot;&amp;IF(ISBLANK([.D378]);0;[.D378])&amp;&quot;,&quot;&amp;IF(ISBLANK([.E378]);0;[.E378])&amp;&quot;,&quot;&amp;[.I378]&amp;&quot;,&quot;&amp;[.J378]&amp;&quot;,&quot;&amp;[.K378]&amp;&quot;,&quot;&amp;[.L378]&amp;&quot;,&quot;&amp;[.M378]&amp;&quot;,&quot;&amp;[.N378]&amp;&quot;,&quot;&amp;[.S378]&amp;&quot;,&quot;&amp;[.T378]&amp;&quot;,&quot;&amp;[.U378]&amp;&quot;,&quot;&amp;[.V378]&amp;&quot;,&quot;&amp;[.W378]&amp;&quot;,&quot;&amp;[.X378]&amp;&quot;,&quot;&amp;[.Y378]&amp;&quot;,0,CURDATE(),CURDATE())&quot;&amp;IF(AND([.B378]&lt;&gt;INDIRECT(ADDRESS(ROW([.B378]) + 1;2));INDIRECT(ADDRESS(ROW([.A378]) + 1;1)) &gt; 0); &quot;;&quot;&amp;CHAR(13)&amp;CHAR(10)&amp;CHAR(13)&amp;CHAR(10)&amp;[.AA$3];IF(INDIRECT(ADDRESS(ROW([.A378]) + 1;1)) &gt; 0;&quot;,&quot;;&quot;;&quot;))" office:value-type="string" office:string-value="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9])-3" office:value-type="float" office:value="376" calcext:value-type="float">
            <text:p>37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9]=[.B378];[.C37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79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9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9]&amp;&quot;,&quot;&amp;[.C379]&amp;&quot;,&quot;&amp;IF(ISBLANK([.D379]);0;[.D379])&amp;&quot;,&quot;&amp;IF(ISBLANK([.E379]);0;[.E379])&amp;&quot;,&quot;&amp;[.I379]&amp;&quot;,&quot;&amp;[.J379]&amp;&quot;,&quot;&amp;[.K379]&amp;&quot;,&quot;&amp;[.L379]&amp;&quot;,&quot;&amp;[.M379]&amp;&quot;,&quot;&amp;[.N379]&amp;&quot;,&quot;&amp;[.S379]&amp;&quot;,&quot;&amp;[.T379]&amp;&quot;,&quot;&amp;[.U379]&amp;&quot;,&quot;&amp;[.V379]&amp;&quot;,&quot;&amp;[.W379]&amp;&quot;,&quot;&amp;[.X379]&amp;&quot;,&quot;&amp;[.Y379]&amp;&quot;,0,CURDATE(),CURDATE())&quot;&amp;IF(AND([.B379]&lt;&gt;INDIRECT(ADDRESS(ROW([.B379]) + 1;2));INDIRECT(ADDRESS(ROW([.A379]) + 1;1)) &gt; 0); &quot;;&quot;&amp;CHAR(13)&amp;CHAR(10)&amp;CHAR(13)&amp;CHAR(10)&amp;[.AA$3];IF(INDIRECT(ADDRESS(ROW([.A379]) + 1;1)) &gt; 0;&quot;,&quot;;&quot;;&quot;))" office:value-type="string" office:string-value="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0])-3" office:value-type="float" office:value="377" calcext:value-type="float">
            <text:p>37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0]=[.B379];[.C37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80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0]&amp;&quot;,&quot;&amp;[.C380]&amp;&quot;,&quot;&amp;IF(ISBLANK([.D380]);0;[.D380])&amp;&quot;,&quot;&amp;IF(ISBLANK([.E380]);0;[.E380])&amp;&quot;,&quot;&amp;[.I380]&amp;&quot;,&quot;&amp;[.J380]&amp;&quot;,&quot;&amp;[.K380]&amp;&quot;,&quot;&amp;[.L380]&amp;&quot;,&quot;&amp;[.M380]&amp;&quot;,&quot;&amp;[.N380]&amp;&quot;,&quot;&amp;[.S380]&amp;&quot;,&quot;&amp;[.T380]&amp;&quot;,&quot;&amp;[.U380]&amp;&quot;,&quot;&amp;[.V380]&amp;&quot;,&quot;&amp;[.W380]&amp;&quot;,&quot;&amp;[.X380]&amp;&quot;,&quot;&amp;[.Y380]&amp;&quot;,0,CURDATE(),CURDATE())&quot;&amp;IF(AND([.B380]&lt;&gt;INDIRECT(ADDRESS(ROW([.B380]) + 1;2));INDIRECT(ADDRESS(ROW([.A380]) + 1;1)) &gt; 0); &quot;;&quot;&amp;CHAR(13)&amp;CHAR(10)&amp;CHAR(13)&amp;CHAR(10)&amp;[.AA$3];IF(INDIRECT(ADDRESS(ROW([.A380]) + 1;1)) &gt; 0;&quot;,&quot;;&quot;;&quot;))" office:value-type="string" office:string-value="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1])-3" office:value-type="float" office:value="378" calcext:value-type="float">
            <text:p>37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1]=[.B380];[.C38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AA</text:p>
          </table:table-cell>
          <table:table-cell table:style-name="ce11" table:formula="of:=VLOOKUP([.F381];['file:///C:/Sites/goggles/db/seed_generators/training/Dati_Training.ods'#$exercises.$B$4:.$C$250];2;0)" office:value-type="string" office:string-value="Esercizi RA alternato alto" calcext:value-type="string">
            <text:p>Esercizi RA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1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style-name="ce7" table:formula="of:=&quot;(select t.id from &quot;&amp;[.H$2]&amp;&quot; t where t.&quot;&amp;[.H$3]&amp;&quot; = '&quot;&amp;[.H3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1]&amp;&quot;,&quot;&amp;[.C381]&amp;&quot;,&quot;&amp;IF(ISBLANK([.D381]);0;[.D381])&amp;&quot;,&quot;&amp;IF(ISBLANK([.E381]);0;[.E381])&amp;&quot;,&quot;&amp;[.I381]&amp;&quot;,&quot;&amp;[.J381]&amp;&quot;,&quot;&amp;[.K381]&amp;&quot;,&quot;&amp;[.L381]&amp;&quot;,&quot;&amp;[.M381]&amp;&quot;,&quot;&amp;[.N381]&amp;&quot;,&quot;&amp;[.S381]&amp;&quot;,&quot;&amp;[.T381]&amp;&quot;,&quot;&amp;[.U381]&amp;&quot;,&quot;&amp;[.V381]&amp;&quot;,&quot;&amp;[.W381]&amp;&quot;,&quot;&amp;[.X381]&amp;&quot;,&quot;&amp;[.Y381]&amp;&quot;,0,CURDATE(),CURDATE())&quot;&amp;IF(AND([.B381]&lt;&gt;INDIRECT(ADDRESS(ROW([.B381]) + 1;2));INDIRECT(ADDRESS(ROW([.A381]) + 1;1)) &gt; 0); &quot;;&quot;&amp;CHAR(13)&amp;CHAR(10)&amp;CHAR(13)&amp;CHAR(10)&amp;[.AA$3];IF(INDIRECT(ADDRESS(ROW([.A381]) + 1;1)) &gt; 0;&quot;,&quot;;&quot;;&quot;))" office:value-type="string" office:string-value="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2])-3" office:value-type="float" office:value="379" calcext:value-type="float">
            <text:p>37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2]=[.B381];[.C38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82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2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2]&amp;&quot;,&quot;&amp;[.C382]&amp;&quot;,&quot;&amp;IF(ISBLANK([.D382]);0;[.D382])&amp;&quot;,&quot;&amp;IF(ISBLANK([.E382]);0;[.E382])&amp;&quot;,&quot;&amp;[.I382]&amp;&quot;,&quot;&amp;[.J382]&amp;&quot;,&quot;&amp;[.K382]&amp;&quot;,&quot;&amp;[.L382]&amp;&quot;,&quot;&amp;[.M382]&amp;&quot;,&quot;&amp;[.N382]&amp;&quot;,&quot;&amp;[.S382]&amp;&quot;,&quot;&amp;[.T382]&amp;&quot;,&quot;&amp;[.U382]&amp;&quot;,&quot;&amp;[.V382]&amp;&quot;,&quot;&amp;[.W382]&amp;&quot;,&quot;&amp;[.X382]&amp;&quot;,&quot;&amp;[.Y382]&amp;&quot;,0,CURDATE(),CURDATE())&quot;&amp;IF(AND([.B382]&lt;&gt;INDIRECT(ADDRESS(ROW([.B382]) + 1;2));INDIRECT(ADDRESS(ROW([.A382]) + 1;1)) &gt; 0); &quot;;&quot;&amp;CHAR(13)&amp;CHAR(10)&amp;CHAR(13)&amp;CHAR(10)&amp;[.AA$3];IF(INDIRECT(ADDRESS(ROW([.A382]) + 1;1)) &gt; 0;&quot;,&quot;;&quot;;&quot;))" office:value-type="string" office:string-value="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3])-3" office:value-type="float" office:value="380" calcext:value-type="float">
            <text:p>38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3]=[.B382];[.C38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83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3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3]&amp;&quot;,&quot;&amp;[.C383]&amp;&quot;,&quot;&amp;IF(ISBLANK([.D383]);0;[.D383])&amp;&quot;,&quot;&amp;IF(ISBLANK([.E383]);0;[.E383])&amp;&quot;,&quot;&amp;[.I383]&amp;&quot;,&quot;&amp;[.J383]&amp;&quot;,&quot;&amp;[.K383]&amp;&quot;,&quot;&amp;[.L383]&amp;&quot;,&quot;&amp;[.M383]&amp;&quot;,&quot;&amp;[.N383]&amp;&quot;,&quot;&amp;[.S383]&amp;&quot;,&quot;&amp;[.T383]&amp;&quot;,&quot;&amp;[.U383]&amp;&quot;,&quot;&amp;[.V383]&amp;&quot;,&quot;&amp;[.W383]&amp;&quot;,&quot;&amp;[.X383]&amp;&quot;,&quot;&amp;[.Y383]&amp;&quot;,0,CURDATE(),CURDATE())&quot;&amp;IF(AND([.B383]&lt;&gt;INDIRECT(ADDRESS(ROW([.B383]) + 1;2));INDIRECT(ADDRESS(ROW([.A383]) + 1;1)) &gt; 0); &quot;;&quot;&amp;CHAR(13)&amp;CHAR(10)&amp;CHAR(13)&amp;CHAR(10)&amp;[.AA$3];IF(INDIRECT(ADDRESS(ROW([.A383]) + 1;1)) &gt; 0;&quot;,&quot;;&quot;;&quot;))" office:value-type="string" office:string-value="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4])-3" office:value-type="float" office:value="381" calcext:value-type="float">
            <text:p>38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4]=[.B383];[.C38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84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4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4]&amp;&quot;,&quot;&amp;[.C384]&amp;&quot;,&quot;&amp;IF(ISBLANK([.D384]);0;[.D384])&amp;&quot;,&quot;&amp;IF(ISBLANK([.E384]);0;[.E384])&amp;&quot;,&quot;&amp;[.I384]&amp;&quot;,&quot;&amp;[.J384]&amp;&quot;,&quot;&amp;[.K384]&amp;&quot;,&quot;&amp;[.L384]&amp;&quot;,&quot;&amp;[.M384]&amp;&quot;,&quot;&amp;[.N384]&amp;&quot;,&quot;&amp;[.S384]&amp;&quot;,&quot;&amp;[.T384]&amp;&quot;,&quot;&amp;[.U384]&amp;&quot;,&quot;&amp;[.V384]&amp;&quot;,&quot;&amp;[.W384]&amp;&quot;,&quot;&amp;[.X384]&amp;&quot;,&quot;&amp;[.Y384]&amp;&quot;,0,CURDATE(),CURDATE())&quot;&amp;IF(AND([.B384]&lt;&gt;INDIRECT(ADDRESS(ROW([.B384]) + 1;2));INDIRECT(ADDRESS(ROW([.A384]) + 1;1)) &gt; 0); &quot;;&quot;&amp;CHAR(13)&amp;CHAR(10)&amp;CHAR(13)&amp;CHAR(10)&amp;[.AA$3];IF(INDIRECT(ADDRESS(ROW([.A384]) + 1;1)) &gt; 0;&quot;,&quot;;&quot;;&quot;))" office:value-type="string" office:string-value="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5])-3" office:value-type="float" office:value="382" calcext:value-type="float">
            <text:p>38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5]=[.B384];[.C38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85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5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5]&amp;&quot;,&quot;&amp;[.C385]&amp;&quot;,&quot;&amp;IF(ISBLANK([.D385]);0;[.D385])&amp;&quot;,&quot;&amp;IF(ISBLANK([.E385]);0;[.E385])&amp;&quot;,&quot;&amp;[.I385]&amp;&quot;,&quot;&amp;[.J385]&amp;&quot;,&quot;&amp;[.K385]&amp;&quot;,&quot;&amp;[.L385]&amp;&quot;,&quot;&amp;[.M385]&amp;&quot;,&quot;&amp;[.N385]&amp;&quot;,&quot;&amp;[.S385]&amp;&quot;,&quot;&amp;[.T385]&amp;&quot;,&quot;&amp;[.U385]&amp;&quot;,&quot;&amp;[.V385]&amp;&quot;,&quot;&amp;[.W385]&amp;&quot;,&quot;&amp;[.X385]&amp;&quot;,&quot;&amp;[.Y385]&amp;&quot;,0,CURDATE(),CURDATE())&quot;&amp;IF(AND([.B385]&lt;&gt;INDIRECT(ADDRESS(ROW([.B385]) + 1;2));INDIRECT(ADDRESS(ROW([.A385]) + 1;1)) &gt; 0); &quot;;&quot;&amp;CHAR(13)&amp;CHAR(10)&amp;CHAR(13)&amp;CHAR(10)&amp;[.AA$3];IF(INDIRECT(ADDRESS(ROW([.A385]) + 1;1)) &gt; 0;&quot;,&quot;;&quot;;&quot;))" office:value-type="string" office:string-value="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6])-3" office:value-type="float" office:value="383" calcext:value-type="float">
            <text:p>38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6]=[.B385];[.C38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86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6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6]&amp;&quot;,&quot;&amp;[.C386]&amp;&quot;,&quot;&amp;IF(ISBLANK([.D386]);0;[.D386])&amp;&quot;,&quot;&amp;IF(ISBLANK([.E386]);0;[.E386])&amp;&quot;,&quot;&amp;[.I386]&amp;&quot;,&quot;&amp;[.J386]&amp;&quot;,&quot;&amp;[.K386]&amp;&quot;,&quot;&amp;[.L386]&amp;&quot;,&quot;&amp;[.M386]&amp;&quot;,&quot;&amp;[.N386]&amp;&quot;,&quot;&amp;[.S386]&amp;&quot;,&quot;&amp;[.T386]&amp;&quot;,&quot;&amp;[.U386]&amp;&quot;,&quot;&amp;[.V386]&amp;&quot;,&quot;&amp;[.W386]&amp;&quot;,&quot;&amp;[.X386]&amp;&quot;,&quot;&amp;[.Y386]&amp;&quot;,0,CURDATE(),CURDATE())&quot;&amp;IF(AND([.B386]&lt;&gt;INDIRECT(ADDRESS(ROW([.B386]) + 1;2));INDIRECT(ADDRESS(ROW([.A386]) + 1;1)) &gt; 0); &quot;;&quot;&amp;CHAR(13)&amp;CHAR(10)&amp;CHAR(13)&amp;CHAR(10)&amp;[.AA$3];IF(INDIRECT(ADDRESS(ROW([.A386]) + 1;1)) &gt; 0;&quot;,&quot;;&quot;;&quot;))" office:value-type="string" office:string-value="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7])-3" office:value-type="float" office:value="384" calcext:value-type="float">
            <text:p>38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7]=[.B386];[.C38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87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7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7]&amp;&quot;,&quot;&amp;[.C387]&amp;&quot;,&quot;&amp;IF(ISBLANK([.D387]);0;[.D387])&amp;&quot;,&quot;&amp;IF(ISBLANK([.E387]);0;[.E387])&amp;&quot;,&quot;&amp;[.I387]&amp;&quot;,&quot;&amp;[.J387]&amp;&quot;,&quot;&amp;[.K387]&amp;&quot;,&quot;&amp;[.L387]&amp;&quot;,&quot;&amp;[.M387]&amp;&quot;,&quot;&amp;[.N387]&amp;&quot;,&quot;&amp;[.S387]&amp;&quot;,&quot;&amp;[.T387]&amp;&quot;,&quot;&amp;[.U387]&amp;&quot;,&quot;&amp;[.V387]&amp;&quot;,&quot;&amp;[.W387]&amp;&quot;,&quot;&amp;[.X387]&amp;&quot;,&quot;&amp;[.Y387]&amp;&quot;,0,CURDATE(),CURDATE())&quot;&amp;IF(AND([.B387]&lt;&gt;INDIRECT(ADDRESS(ROW([.B387]) + 1;2));INDIRECT(ADDRESS(ROW([.A387]) + 1;1)) &gt; 0); &quot;;&quot;&amp;CHAR(13)&amp;CHAR(10)&amp;CHAR(13)&amp;CHAR(10)&amp;[.AA$3];IF(INDIRECT(ADDRESS(ROW([.A387]) + 1;1)) &gt; 0;&quot;,&quot;;&quot;;&quot;))" office:value-type="string" office:string-value="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8])-3" office:value-type="float" office:value="385" calcext:value-type="float">
            <text:p>38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8]=[.B387];[.C38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88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8]&amp;&quot;,&quot;&amp;[.C388]&amp;&quot;,&quot;&amp;IF(ISBLANK([.D388]);0;[.D388])&amp;&quot;,&quot;&amp;IF(ISBLANK([.E388]);0;[.E388])&amp;&quot;,&quot;&amp;[.I388]&amp;&quot;,&quot;&amp;[.J388]&amp;&quot;,&quot;&amp;[.K388]&amp;&quot;,&quot;&amp;[.L388]&amp;&quot;,&quot;&amp;[.M388]&amp;&quot;,&quot;&amp;[.N388]&amp;&quot;,&quot;&amp;[.S388]&amp;&quot;,&quot;&amp;[.T388]&amp;&quot;,&quot;&amp;[.U388]&amp;&quot;,&quot;&amp;[.V388]&amp;&quot;,&quot;&amp;[.W388]&amp;&quot;,&quot;&amp;[.X388]&amp;&quot;,&quot;&amp;[.Y388]&amp;&quot;,0,CURDATE(),CURDATE())&quot;&amp;IF(AND([.B388]&lt;&gt;INDIRECT(ADDRESS(ROW([.B388]) + 1;2));INDIRECT(ADDRESS(ROW([.A388]) + 1;1)) &gt; 0); &quot;;&quot;&amp;CHAR(13)&amp;CHAR(10)&amp;CHAR(13)&amp;CHAR(10)&amp;[.AA$3];IF(INDIRECT(ADDRESS(ROW([.A388]) + 1;1)) &gt; 0;&quot;,&quot;;&quot;;&quot;))" office:value-type="string" office:string-value="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9])-3" office:value-type="float" office:value="386" calcext:value-type="float">
            <text:p>38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9]=[.B387];[.C38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89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9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89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9]&amp;&quot;,&quot;&amp;[.C389]&amp;&quot;,&quot;&amp;IF(ISBLANK([.D389]);0;[.D389])&amp;&quot;,&quot;&amp;IF(ISBLANK([.E389]);0;[.E389])&amp;&quot;,&quot;&amp;[.I389]&amp;&quot;,&quot;&amp;[.J389]&amp;&quot;,&quot;&amp;[.K389]&amp;&quot;,&quot;&amp;[.L389]&amp;&quot;,&quot;&amp;[.M389]&amp;&quot;,&quot;&amp;[.N389]&amp;&quot;,&quot;&amp;[.S389]&amp;&quot;,&quot;&amp;[.T389]&amp;&quot;,&quot;&amp;[.U389]&amp;&quot;,&quot;&amp;[.V389]&amp;&quot;,&quot;&amp;[.W389]&amp;&quot;,&quot;&amp;[.X389]&amp;&quot;,&quot;&amp;[.Y389]&amp;&quot;,0,CURDATE(),CURDATE())&quot;&amp;IF(AND([.B389]&lt;&gt;INDIRECT(ADDRESS(ROW([.B389]) + 1;2));INDIRECT(ADDRESS(ROW([.A389]) + 1;1)) &gt; 0); &quot;;&quot;&amp;CHAR(13)&amp;CHAR(10)&amp;CHAR(13)&amp;CHAR(10)&amp;[.AA$3];IF(INDIRECT(ADDRESS(ROW([.A389]) + 1;1)) &gt; 0;&quot;,&quot;;&quot;;&quot;))" office:value-type="string" office:string-value="(386,12,1,50,6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6,12,1,50,6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0])-3" office:value-type="float" office:value="387" calcext:value-type="float">
            <text:p>38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0]=[.B389];[.C3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90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0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9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0]&amp;&quot;,&quot;&amp;[.C390]&amp;&quot;,&quot;&amp;IF(ISBLANK([.D390]);0;[.D390])&amp;&quot;,&quot;&amp;IF(ISBLANK([.E390]);0;[.E390])&amp;&quot;,&quot;&amp;[.I390]&amp;&quot;,&quot;&amp;[.J390]&amp;&quot;,&quot;&amp;[.K390]&amp;&quot;,&quot;&amp;[.L390]&amp;&quot;,&quot;&amp;[.M390]&amp;&quot;,&quot;&amp;[.N390]&amp;&quot;,&quot;&amp;[.S390]&amp;&quot;,&quot;&amp;[.T390]&amp;&quot;,&quot;&amp;[.U390]&amp;&quot;,&quot;&amp;[.V390]&amp;&quot;,&quot;&amp;[.W390]&amp;&quot;,&quot;&amp;[.X390]&amp;&quot;,&quot;&amp;[.Y390]&amp;&quot;,0,CURDATE(),CURDATE())&quot;&amp;IF(AND([.B390]&lt;&gt;INDIRECT(ADDRESS(ROW([.B390]) + 1;2));INDIRECT(ADDRESS(ROW([.A390]) + 1;1)) &gt; 0); &quot;;&quot;&amp;CHAR(13)&amp;CHAR(10)&amp;CHAR(13)&amp;CHAR(10)&amp;[.AA$3];IF(INDIRECT(ADDRESS(ROW([.A390]) + 1;1)) &gt; 0;&quot;,&quot;;&quot;;&quot;))" office:value-type="string" office:string-value="(387,13,1,50,6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7,13,1,50,6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1])-3" office:value-type="float" office:value="388" calcext:value-type="float">
            <text:p>38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1]=[.B390];[.C39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1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1]&amp;&quot;,&quot;&amp;[.C391]&amp;&quot;,&quot;&amp;IF(ISBLANK([.D391]);0;[.D391])&amp;&quot;,&quot;&amp;IF(ISBLANK([.E391]);0;[.E391])&amp;&quot;,&quot;&amp;[.I391]&amp;&quot;,&quot;&amp;[.J391]&amp;&quot;,&quot;&amp;[.K391]&amp;&quot;,&quot;&amp;[.L391]&amp;&quot;,&quot;&amp;[.M391]&amp;&quot;,&quot;&amp;[.N391]&amp;&quot;,&quot;&amp;[.S391]&amp;&quot;,&quot;&amp;[.T391]&amp;&quot;,&quot;&amp;[.U391]&amp;&quot;,&quot;&amp;[.V391]&amp;&quot;,&quot;&amp;[.W391]&amp;&quot;,&quot;&amp;[.X391]&amp;&quot;,&quot;&amp;[.Y391]&amp;&quot;,0,CURDATE(),CURDATE())&quot;&amp;IF(AND([.B391]&lt;&gt;INDIRECT(ADDRESS(ROW([.B391]) + 1;2));INDIRECT(ADDRESS(ROW([.A391]) + 1;1)) &gt; 0); &quot;;&quot;&amp;CHAR(13)&amp;CHAR(10)&amp;CHAR(13)&amp;CHAR(10)&amp;[.AA$3];IF(INDIRECT(ADDRESS(ROW([.A391]) + 1;1)) &gt; 0;&quot;,&quot;;&quot;;&quot;))" office:value-type="string" office:string-value="(388,14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8,14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2])-3" office:value-type="float" office:value="389" calcext:value-type="float">
            <text:p>38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2]=[.B391];[.C391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392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2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3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2]&amp;&quot;,&quot;&amp;[.C392]&amp;&quot;,&quot;&amp;IF(ISBLANK([.D392]);0;[.D392])&amp;&quot;,&quot;&amp;IF(ISBLANK([.E392]);0;[.E392])&amp;&quot;,&quot;&amp;[.I392]&amp;&quot;,&quot;&amp;[.J392]&amp;&quot;,&quot;&amp;[.K392]&amp;&quot;,&quot;&amp;[.L392]&amp;&quot;,&quot;&amp;[.M392]&amp;&quot;,&quot;&amp;[.N392]&amp;&quot;,&quot;&amp;[.S392]&amp;&quot;,&quot;&amp;[.T392]&amp;&quot;,&quot;&amp;[.U392]&amp;&quot;,&quot;&amp;[.V392]&amp;&quot;,&quot;&amp;[.W392]&amp;&quot;,&quot;&amp;[.X392]&amp;&quot;,&quot;&amp;[.Y392]&amp;&quot;,0,CURDATE(),CURDATE())&quot;&amp;IF(AND([.B392]&lt;&gt;INDIRECT(ADDRESS(ROW([.B392]) + 1;2));INDIRECT(ADDRESS(ROW([.A392]) + 1;1)) &gt; 0); &quot;;&quot;&amp;CHAR(13)&amp;CHAR(10)&amp;CHAR(13)&amp;CHAR(10)&amp;[.AA$3];IF(INDIRECT(ADDRESS(ROW([.A392]) + 1;1)) &gt; 0;&quot;,&quot;;&quot;;&quot;))" office:value-type="string" office:string-value="(389,15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9,15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3])-3" office:value-type="float" office:value="390" calcext:value-type="float">
            <text:p>39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3]=[.B392];[.C39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3]&amp;&quot;,&quot;&amp;[.C393]&amp;&quot;,&quot;&amp;IF(ISBLANK([.D393]);0;[.D393])&amp;&quot;,&quot;&amp;IF(ISBLANK([.E393]);0;[.E393])&amp;&quot;,&quot;&amp;[.I393]&amp;&quot;,&quot;&amp;[.J393]&amp;&quot;,&quot;&amp;[.K393]&amp;&quot;,&quot;&amp;[.L393]&amp;&quot;,&quot;&amp;[.M393]&amp;&quot;,&quot;&amp;[.N393]&amp;&quot;,&quot;&amp;[.S393]&amp;&quot;,&quot;&amp;[.T393]&amp;&quot;,&quot;&amp;[.U393]&amp;&quot;,&quot;&amp;[.V393]&amp;&quot;,&quot;&amp;[.W393]&amp;&quot;,&quot;&amp;[.X393]&amp;&quot;,&quot;&amp;[.Y393]&amp;&quot;,0,CURDATE(),CURDATE())&quot;&amp;IF(AND([.B393]&lt;&gt;INDIRECT(ADDRESS(ROW([.B393]) + 1;2));INDIRECT(ADDRESS(ROW([.A393]) + 1;1)) &gt; 0); &quot;;&quot;&amp;CHAR(13)&amp;CHAR(10)&amp;CHAR(13)&amp;CHAR(10)&amp;[.AA$3];IF(INDIRECT(ADDRESS(ROW([.A393]) + 1;1)) &gt; 0;&quot;,&quot;;&quot;;&quot;))" office:value-type="string" office:string-value="(390,16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0,16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4])-3" office:value-type="float" office:value="391" calcext:value-type="float">
            <text:p>39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4]=[.B393];[.C393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394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4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3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4]&amp;&quot;,&quot;&amp;[.C394]&amp;&quot;,&quot;&amp;IF(ISBLANK([.D394]);0;[.D394])&amp;&quot;,&quot;&amp;IF(ISBLANK([.E394]);0;[.E394])&amp;&quot;,&quot;&amp;[.I394]&amp;&quot;,&quot;&amp;[.J394]&amp;&quot;,&quot;&amp;[.K394]&amp;&quot;,&quot;&amp;[.L394]&amp;&quot;,&quot;&amp;[.M394]&amp;&quot;,&quot;&amp;[.N394]&amp;&quot;,&quot;&amp;[.S394]&amp;&quot;,&quot;&amp;[.T394]&amp;&quot;,&quot;&amp;[.U394]&amp;&quot;,&quot;&amp;[.V394]&amp;&quot;,&quot;&amp;[.W394]&amp;&quot;,&quot;&amp;[.X394]&amp;&quot;,&quot;&amp;[.Y394]&amp;&quot;,0,CURDATE(),CURDATE())&quot;&amp;IF(AND([.B394]&lt;&gt;INDIRECT(ADDRESS(ROW([.B394]) + 1;2));INDIRECT(ADDRESS(ROW([.A394]) + 1;1)) &gt; 0); &quot;;&quot;&amp;CHAR(13)&amp;CHAR(10)&amp;CHAR(13)&amp;CHAR(10)&amp;[.AA$3];IF(INDIRECT(ADDRESS(ROW([.A394]) + 1;1)) &gt; 0;&quot;,&quot;;&quot;;&quot;))" office:value-type="string" office:string-value="(391,17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1,17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5])-3" office:value-type="float" office:value="392" calcext:value-type="float">
            <text:p>39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5]=[.B394];[.C394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95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5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5]&amp;&quot;,&quot;&amp;[.C395]&amp;&quot;,&quot;&amp;IF(ISBLANK([.D395]);0;[.D395])&amp;&quot;,&quot;&amp;IF(ISBLANK([.E395]);0;[.E395])&amp;&quot;,&quot;&amp;[.I395]&amp;&quot;,&quot;&amp;[.J395]&amp;&quot;,&quot;&amp;[.K395]&amp;&quot;,&quot;&amp;[.L395]&amp;&quot;,&quot;&amp;[.M395]&amp;&quot;,&quot;&amp;[.N395]&amp;&quot;,&quot;&amp;[.S395]&amp;&quot;,&quot;&amp;[.T395]&amp;&quot;,&quot;&amp;[.U395]&amp;&quot;,&quot;&amp;[.V395]&amp;&quot;,&quot;&amp;[.W395]&amp;&quot;,&quot;&amp;[.X395]&amp;&quot;,&quot;&amp;[.Y395]&amp;&quot;,0,CURDATE(),CURDATE())&quot;&amp;IF(AND([.B395]&lt;&gt;INDIRECT(ADDRESS(ROW([.B395]) + 1;2));INDIRECT(ADDRESS(ROW([.A395]) + 1;1)) &gt; 0); &quot;;&quot;&amp;CHAR(13)&amp;CHAR(10)&amp;CHAR(13)&amp;CHAR(10)&amp;[.AA$3];IF(INDIRECT(ADDRESS(ROW([.A395]) + 1;1)) &gt; 0;&quot;,&quot;;&quot;;&quot;))" office:value-type="string" office:string-value="(392,18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2,18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6])-3" office:value-type="float" office:value="393" calcext:value-type="float">
            <text:p>39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6]=[.B395];[.C39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96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6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6]&amp;&quot;,&quot;&amp;[.C396]&amp;&quot;,&quot;&amp;IF(ISBLANK([.D396]);0;[.D396])&amp;&quot;,&quot;&amp;IF(ISBLANK([.E396]);0;[.E396])&amp;&quot;,&quot;&amp;[.I396]&amp;&quot;,&quot;&amp;[.J396]&amp;&quot;,&quot;&amp;[.K396]&amp;&quot;,&quot;&amp;[.L396]&amp;&quot;,&quot;&amp;[.M396]&amp;&quot;,&quot;&amp;[.N396]&amp;&quot;,&quot;&amp;[.S396]&amp;&quot;,&quot;&amp;[.T396]&amp;&quot;,&quot;&amp;[.U396]&amp;&quot;,&quot;&amp;[.V396]&amp;&quot;,&quot;&amp;[.W396]&amp;&quot;,&quot;&amp;[.X396]&amp;&quot;,&quot;&amp;[.Y396]&amp;&quot;,0,CURDATE(),CURDATE())&quot;&amp;IF(AND([.B396]&lt;&gt;INDIRECT(ADDRESS(ROW([.B396]) + 1;2));INDIRECT(ADDRESS(ROW([.A396]) + 1;1)) &gt; 0); &quot;;&quot;&amp;CHAR(13)&amp;CHAR(10)&amp;CHAR(13)&amp;CHAR(10)&amp;[.AA$3];IF(INDIRECT(ADDRESS(ROW([.A396]) + 1;1)) &gt; 0;&quot;,&quot;;&quot;;&quot;))" office:value-type="string" office:string-value="(393,19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3,19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7])-3" office:value-type="float" office:value="394" calcext:value-type="float">
            <text:p>39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7]=[.B396];[.C396]+1;1)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RA</text:p>
          </table:table-cell>
          <table:table-cell table:style-name="ce11" table:formula="of:=VLOOKUP([.F397];['file:///C:/Sites/goggles/db/seed_generators/training/Dati_Training.ods'#$exercises.$B$4:.$C$250];2;0)" office:value-type="string" office:string-value="Gambe FA/RA" calcext:value-type="string">
            <text:p>Gambe FA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7]&amp;&quot;')&quot;" office:value-type="string" office:string-value="(select t.id from exercises t where t.code = 'CGFARA')" calcext:value-type="string">
            <text:p>(select t.id from exercises t where t.code = 'CGFARA')</text:p>
          </table:table-cell>
          <table:table-cell table:style-name="ce7" table:formula="of:=&quot;(select t.id from &quot;&amp;[.H$2]&amp;&quot; t where t.&quot;&amp;[.H$3]&amp;&quot; = '&quot;&amp;[.H3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7]&amp;&quot;,&quot;&amp;[.C397]&amp;&quot;,&quot;&amp;IF(ISBLANK([.D397]);0;[.D397])&amp;&quot;,&quot;&amp;IF(ISBLANK([.E397]);0;[.E397])&amp;&quot;,&quot;&amp;[.I397]&amp;&quot;,&quot;&amp;[.J397]&amp;&quot;,&quot;&amp;[.K397]&amp;&quot;,&quot;&amp;[.L397]&amp;&quot;,&quot;&amp;[.M397]&amp;&quot;,&quot;&amp;[.N397]&amp;&quot;,&quot;&amp;[.S397]&amp;&quot;,&quot;&amp;[.T397]&amp;&quot;,&quot;&amp;[.U397]&amp;&quot;,&quot;&amp;[.V397]&amp;&quot;,&quot;&amp;[.W397]&amp;&quot;,&quot;&amp;[.X397]&amp;&quot;,&quot;&amp;[.Y397]&amp;&quot;,0,CURDATE(),CURDATE())&quot;&amp;IF(AND([.B397]&lt;&gt;INDIRECT(ADDRESS(ROW([.B397]) + 1;2));INDIRECT(ADDRESS(ROW([.A397]) + 1;1)) &gt; 0); &quot;;&quot;&amp;CHAR(13)&amp;CHAR(10)&amp;CHAR(13)&amp;CHAR(10)&amp;[.AA$3];IF(INDIRECT(ADDRESS(ROW([.A397]) + 1;1)) &gt; 0;&quot;,&quot;;&quot;;&quot;))" office:value-type="string" office:string-value="(394,20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4,20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8])-3" office:value-type="float" office:value="395" calcext:value-type="float">
            <text:p>39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8]=[.B397];[.C397]+1;1)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9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8]&amp;&quot;,&quot;&amp;[.C398]&amp;&quot;,&quot;&amp;IF(ISBLANK([.D398]);0;[.D398])&amp;&quot;,&quot;&amp;IF(ISBLANK([.E398]);0;[.E398])&amp;&quot;,&quot;&amp;[.I398]&amp;&quot;,&quot;&amp;[.J398]&amp;&quot;,&quot;&amp;[.K398]&amp;&quot;,&quot;&amp;[.L398]&amp;&quot;,&quot;&amp;[.M398]&amp;&quot;,&quot;&amp;[.N398]&amp;&quot;,&quot;&amp;[.S398]&amp;&quot;,&quot;&amp;[.T398]&amp;&quot;,&quot;&amp;[.U398]&amp;&quot;,&quot;&amp;[.V398]&amp;&quot;,&quot;&amp;[.W398]&amp;&quot;,&quot;&amp;[.X398]&amp;&quot;,&quot;&amp;[.Y398]&amp;&quot;,0,CURDATE(),CURDATE())&quot;&amp;IF(AND([.B398]&lt;&gt;INDIRECT(ADDRESS(ROW([.B398]) + 1;2));INDIRECT(ADDRESS(ROW([.A398]) + 1;1)) &gt; 0); &quot;;&quot;&amp;CHAR(13)&amp;CHAR(10)&amp;CHAR(13)&amp;CHAR(10)&amp;[.AA$3];IF(INDIRECT(ADDRESS(ROW([.A398]) + 1;1)) &gt; 0;&quot;,&quot;;&quot;;&quot;))" office:value-type="string" office:string-value="(395,21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5,21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9])-3" office:value-type="float" office:value="396" calcext:value-type="float">
            <text:p>39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9]=[.B398];[.C398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9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9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9]&amp;&quot;,&quot;&amp;[.C399]&amp;&quot;,&quot;&amp;IF(ISBLANK([.D399]);0;[.D399])&amp;&quot;,&quot;&amp;IF(ISBLANK([.E399]);0;[.E399])&amp;&quot;,&quot;&amp;[.I399]&amp;&quot;,&quot;&amp;[.J399]&amp;&quot;,&quot;&amp;[.K399]&amp;&quot;,&quot;&amp;[.L399]&amp;&quot;,&quot;&amp;[.M399]&amp;&quot;,&quot;&amp;[.N399]&amp;&quot;,&quot;&amp;[.S399]&amp;&quot;,&quot;&amp;[.T399]&amp;&quot;,&quot;&amp;[.U399]&amp;&quot;,&quot;&amp;[.V399]&amp;&quot;,&quot;&amp;[.W399]&amp;&quot;,&quot;&amp;[.X399]&amp;&quot;,&quot;&amp;[.Y399]&amp;&quot;,0,CURDATE(),CURDATE())&quot;&amp;IF(AND([.B399]&lt;&gt;INDIRECT(ADDRESS(ROW([.B399]) + 1;2));INDIRECT(ADDRESS(ROW([.A399]) + 1;1)) &gt; 0); &quot;;&quot;&amp;CHAR(13)&amp;CHAR(10)&amp;CHAR(13)&amp;CHAR(10)&amp;[.AA$3];IF(INDIRECT(ADDRESS(ROW([.A399]) + 1;1)) &gt; 0;&quot;,&quot;;&quot;;&quot;))" office:value-type="string" office:string-value="(396,22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396,22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158">
          <table:table-cell table:number-columns-repeated="102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table:formula="of:=[user_trainings.B4]" office:value-type="string" office:string-value="Aerobico frizzante Lun 10 Febbraio, 25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table:formula="of:=[user_trainings.B5]" office:value-type="string" office:string-value="VO2Max stile ed attrezzi Mar 11 Febbraio, 50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table:formula="of:=[user_trainings.B6]" office:value-type="string" office:string-value="Luca Mer 12 Febbraio, 50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7])-3" office:value-type="float" office:value="4" calcext:value-type="float">
            <text:p>4</text:p>
          </table:table-cell>
          <table:table-cell table:formula="of:=[user_trainings.B7]" office:value-type="string" office:string-value="Aerobico liscio Gio 13 Febbraio, 50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8])-3" office:value-type="float" office:value="5" calcext:value-type="float">
            <text:p>5</text:p>
          </table:table-cell>
          <table:table-cell table:formula="of:=[user_trainings.B8]" office:value-type="string" office:string-value="C3 Ven 14 Febbraio, 50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9])-3" office:value-type="float" office:value="6" calcext:value-type="float">
            <text:p>6</text:p>
          </table:table-cell>
          <table:table-cell table:formula="of:=[user_trainings.B9]" office:value-type="string" office:string-value="Aerobico frizzante Lun 17 Febbraio, 25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0])-3" office:value-type="float" office:value="7" calcext:value-type="float">
            <text:p>7</text:p>
          </table:table-cell>
          <table:table-cell table:formula="of:=[user_trainings.B10]" office:value-type="string" office:string-value="VO2Max con partenze Mar 18 Febbraio, 25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table:formula="of:=[user_trainings.B11]" office:value-type="string" office:string-value="Ripresa.1 aerobico molte gambe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table:formula="of:=[user_trainings.B12]" office:value-type="string" office:string-value="Ripresa.2 misti e molte gambe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table:formula="of:=[user_trainings.B13]" office:value-type="string" office:string-value="Ripresa.3 fartlek gambe ed aerobico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table:formula="of:=[user_trainings.B14]" office:value-type="string" office:string-value="Ripresa.4 fartlek completo e gambe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table:formula="of:=[user_trainings.B15]" office:value-type="string" office:string-value="MC1 Set 01.1 aerobico molte gambe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table:formula="of:=[user_trainings.B16]" office:value-type="string" office:string-value="MC1 Set 01.2 timida soglia con molte gambe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table:formula="of:=[user_trainings.B17]" office:value-type="string" office:string-value="MC1 Set 01.3 fartlek completo e gambe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table:formula="of:=[user_trainings.B18]" office:value-type="string" office:string-value="MC1 Set 02.1 aerobico con misti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table:formula="of:=[user_trainings.B19]" office:value-type="string" office:string-value="MC1 Set 02.2 quasi soglia con gambe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table:formula="of:=[user_trainings.B20]" office:value-type="string" office:string-value="MC1 Set 02.3 aerobico serale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Tranquillo, in grup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table:formula="of:=[user_trainings.B21]" office:value-type="string" office:string-value="MC1 Set 02.4 aerobico con gambe fartlek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" calcext:value-type="string">
            <text:p>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table:formula="of:=[user_trainings.B22]" office:value-type="string" office:string-value="MC1 Set 02.5 aerobico serale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ncora tranqu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" calcext:value-type="string">
            <text:p>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table:formula="of:=[user_trainings.B23]" office:value-type="string" office:string-value="MC1 Set 03.1 aerobico con gambe fartlek" calcext:value-type="string">
            <text:p>MC1 Set 03.1 aerobico con gambe fartlek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3]*60 + [.D23]*3600" office:value-type="float" office:value="5880" calcext:value-type="float">
            <text:p>588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3]&amp;&quot;,'&quot;&amp;[.C23]&amp;&quot;',&quot;&amp;[.F23]&amp;&quot;,'&quot;&amp;SUBSTITUTE([.G23];&quot;'&quot;;&quot;''&quot;)&amp;&quot;',&quot;&amp;[.H23]&amp;&quot;,&quot;&amp;[.K23]&amp;&quot;,&quot;&amp;[.L23]&amp;&quot;,&quot;&amp;[.M23]&amp;&quot;,0,CURDATE(),CURDATE())&quot;&amp;IF(INDIRECT(ADDRESS(ROW([.A23])+1;1))&gt;0;&quot;,&quot;;&quot;;&quot;)" office:value-type="string" office:string-value="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" calcext:value-type="string">
            <text:p>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table:formula="of:=[user_trainings.B24]" office:value-type="string" office:string-value="MC1 Set 03.2 soglia quasi seria con gambe" calcext:value-type="string">
            <text:p>MC1 Set 03.2 soglia quasi seria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24]*60 + [.D24]*3600" office:value-type="float" office:value="6000" calcext:value-type="float">
            <text:p>6000</text:p>
          </table:table-cell>
          <table:table-cell office:value-type="string" calcext:value-type="string">
            <text:p>Accusato il col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4]&amp;&quot;,'&quot;&amp;[.C24]&amp;&quot;',&quot;&amp;[.F24]&amp;&quot;,'&quot;&amp;SUBSTITUTE([.G24];&quot;'&quot;;&quot;''&quot;)&amp;&quot;',&quot;&amp;[.H24]&amp;&quot;,&quot;&amp;[.K24]&amp;&quot;,&quot;&amp;[.L24]&amp;&quot;,&quot;&amp;[.M24]&amp;&quot;,0,CURDATE(),CURDATE())&quot;&amp;IF(INDIRECT(ADDRESS(ROW([.A24])+1;1))&gt;0;&quot;,&quot;;&quot;;&quot;)" office:value-type="string" office:string-value="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" calcext:value-type="string">
            <text:p>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table:formula="of:=[user_trainings.B25]" office:value-type="string" office:string-value="MC1 Set 03.3 aerobico serale con gambe" calcext:value-type="string">
            <text:p>MC1 Set 03.3 aerobico serale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5]*60 + [.D25]*3600" office:value-type="float" office:value="2880" calcext:value-type="float">
            <text:p>2880</text:p>
          </table:table-cell>
          <table:table-cell office:value-type="string" calcext:value-type="string">
            <text:p>Sforzato di non spezzare i pol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5]&amp;&quot;,'&quot;&amp;[.C25]&amp;&quot;',&quot;&amp;[.F25]&amp;&quot;,'&quot;&amp;SUBSTITUTE([.G25];&quot;'&quot;;&quot;''&quot;)&amp;&quot;',&quot;&amp;[.H25]&amp;&quot;,&quot;&amp;[.K25]&amp;&quot;,&quot;&amp;[.L25]&amp;&quot;,&quot;&amp;[.M25]&amp;&quot;,0,CURDATE(),CURDATE())&quot;&amp;IF(INDIRECT(ADDRESS(ROW([.A25])+1;1))&gt;0;&quot;,&quot;;&quot;;&quot;)" office:value-type="string" office:string-value="(22,'2014-09-23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" calcext:value-type="string">
            <text:p>(22,'2014-09-23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table:formula="of:=[user_trainings.B26]" office:value-type="string" office:string-value="MC1 Set 03.4 Il primo timido C1" calcext:value-type="string">
            <text:p>MC1 Set 03.4 Il primo timido C1</text:p>
          </table:table-cell>
          <table:table-cell office:value-type="string" calcext:value-type="string">
            <text:p>2014-09-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formula="of:=[.E26]*60 + [.D26]*3600" office:value-type="float" office:value="5940" calcext:value-type="float">
            <text:p>5940</text:p>
          </table:table-cell>
          <table:table-cell office:value-type="string" calcext:value-type="string">
            <text:p>Dai, era solo il prim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6]&amp;&quot;,'&quot;&amp;[.C26]&amp;&quot;',&quot;&amp;[.F26]&amp;&quot;,'&quot;&amp;SUBSTITUTE([.G26];&quot;'&quot;;&quot;''&quot;)&amp;&quot;',&quot;&amp;[.H26]&amp;&quot;,&quot;&amp;[.K26]&amp;&quot;,&quot;&amp;[.L26]&amp;&quot;,&quot;&amp;[.M26]&amp;&quot;,0,CURDATE(),CURDATE())&quot;&amp;IF(INDIRECT(ADDRESS(ROW([.A26])+1;1))&gt;0;&quot;,&quot;;&quot;;&quot;)" office:value-type="string" office:string-value="(23,'2014-09-24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;" calcext:value-type="string">
            <text:p>(23,'2014-09-24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38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1048265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FADO</text:p>
          </table:table-cell>
          <table:table-cell table:style-name="ce1" office:value-type="string">
            <text:p>Gambe FA/DO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CDOBA</text:p>
          </table:table-cell>
          <table:table-cell table:style-name="ce1" office:value-type="string">
            <text:p>Esercizi DO bastone</text:p>
          </table:table-cell>
        </table:table-row>
        <table:table-row>
          <table:table-cell/>
          <table:table-cell table:style-name="ce1" office:value-type="string">
            <text:p>ECDOBG</text:p>
          </table:table-cell>
          <table:table-cell table:style-name="ce1" office:value-type="string">
            <text:p>Esercizi DO 1 braccio giù</text:p>
          </table:table-cell>
        </table:table-row>
        <table:table-row>
          <table:table-cell/>
          <table:table-cell table:style-name="ce1" office:value-type="string">
            <text:p>ECDOBS</text:p>
          </table:table-cell>
          <table:table-cell table:style-name="ce1" office:value-type="string">
            <text:p>Esercizi DO 1 braccio avant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CRA2G</text:p>
          </table:table-cell>
          <table:table-cell table:style-name="ce1" office:value-type="string">
            <text:p>Esercizi RA doppia gambata</text:p>
          </table:table-cell>
        </table:table-row>
        <table:table-row>
          <table:table-cell/>
          <table:table-cell table:style-name="ce1" office:value-type="string">
            <text:p>ECRAAA</text:p>
          </table:table-cell>
          <table:table-cell table:style-name="ce1" office:value-type="string">
            <text:p>Esercizi RA alternato alt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A2MIND</text:p>
          </table:table-cell>
          <table:table-cell table:style-name="ce1" office:value-type="string">
            <text:p>MI no delfo</text:p>
          </table:table-cell>
        </table:table-row>
        <table:table-row>
          <table:table-cell/>
          <table:table-cell table:style-name="ce1" office:value-type="string">
            <text:p>A2SLCG</text:p>
          </table:table-cell>
          <table:table-cell table:style-name="ce1" office:value-type="string">
            <text:p>SL gambe/completo cambio 25</text:p>
          </table:table-cell>
        </table:table-row>
        <table:table-row>
          <table:table-cell/>
          <table:table-cell table:style-name="ce1" office:value-type="string">
            <text:p>A2DOCG</text:p>
          </table:table-cell>
          <table:table-cell table:style-name="ce1" office:value-type="string">
            <text:p>DO gambe/completo cambio 25</text:p>
          </table:table-cell>
        </table:table-row>
        <table:table-row>
          <table:table-cell/>
          <table:table-cell table:style-name="ce1" office:value-type="string">
            <text:p>A2MICG</text:p>
          </table:table-cell>
          <table:table-cell table:style-name="ce1" office:value-type="string">
            <text:p>MI gambe/completo cambio 25</text:p>
          </table:table-cell>
        </table:table-row>
        <table:table-row>
          <table:table-cell/>
          <table:table-cell table:style-name="ce1" office:value-type="string">
            <text:p>ESSLRA</text:p>
          </table:table-cell>
          <table:table-cell table:style-name="ce1" office:value-type="string">
            <text:p>SL Remate in alto</text:p>
          </table:table-cell>
        </table:table-row>
        <table:table-row>
          <table:table-cell/>
          <table:table-cell table:style-name="ce1" office:value-type="string">
            <text:p>ESSLRB</text:p>
          </table:table-cell>
          <table:table-cell table:style-name="ce1" office:value-type="string">
            <text:p>SL Remate in basso</text:p>
          </table:table-cell>
        </table:table-row>
        <table:table-row>
          <table:table-cell/>
          <table:table-cell table:style-name="ce1" office:value-type="string">
            <text:p>ESDORA</text:p>
          </table:table-cell>
          <table:table-cell table:style-name="ce1" office:value-type="string">
            <text:p>DO Remate in alto</text:p>
          </table:table-cell>
        </table:table-row>
        <table:table-row>
          <table:table-cell/>
          <table:table-cell table:style-name="ce1" office:value-type="string">
            <text:p>C3SL25</text:p>
          </table:table-cell>
          <table:table-cell table:style-name="ce1" office:value-type="string">
            <text:p>SL 15 forte/10 sciolto</text:p>
          </table:table-cell>
        </table:table-row>
        <table:table-row>
          <table:table-cell/>
          <table:table-cell table:style-name="ce1" office:value-type="string">
            <text:p>C3SL50</text:p>
          </table:table-cell>
          <table:table-cell table:style-name="ce1" office:value-type="string">
            <text:p>SL 15 forte/35 sciolto</text:p>
          </table:table-cell>
        </table:table-row>
        <table:table-row>
          <table:table-cell/>
          <table:table-cell table:style-name="ce1" office:value-type="string">
            <text:p>C3FA25</text:p>
          </table:table-cell>
          <table:table-cell table:style-name="ce1" office:value-type="string">
            <text:p>FA 15 forte/10 sciolto</text:p>
          </table:table-cell>
        </table:table-row>
        <table:table-row>
          <table:table-cell/>
          <table:table-cell table:style-name="ce1" office:value-type="string">
            <text:p>C3FA50</text:p>
          </table:table-cell>
          <table:table-cell table:style-name="ce1" office:value-type="string">
            <text:p>FA 15 forte/35 sciolto</text:p>
          </table:table-cell>
        </table:table-row>
        <table:table-row>
          <table:table-cell/>
          <table:table-cell table:style-name="ce1" office:value-type="string">
            <text:p>C3DO25</text:p>
          </table:table-cell>
          <table:table-cell table:style-name="ce1" office:value-type="string">
            <text:p>DO 15 forte/10 sciolto</text:p>
          </table:table-cell>
        </table:table-row>
        <table:table-row>
          <table:table-cell/>
          <table:table-cell table:style-name="ce1" office:value-type="string">
            <text:p>C3DO50</text:p>
          </table:table-cell>
          <table:table-cell table:style-name="ce1" office:value-type="string">
            <text:p>DO 15 forte/35 sciolto</text:p>
          </table:table-cell>
        </table:table-row>
        <table:table-row>
          <table:table-cell/>
          <table:table-cell table:style-name="ce1" office:value-type="string">
            <text:p>C3RA25</text:p>
          </table:table-cell>
          <table:table-cell table:style-name="ce1" office:value-type="string">
            <text:p>RA 15 forte/10 sciolto</text:p>
          </table:table-cell>
        </table:table-row>
        <table:table-row>
          <table:table-cell/>
          <table:table-cell table:style-name="ce1" office:value-type="string">
            <text:p>C3RA50</text:p>
          </table:table-cell>
          <table:table-cell table:style-name="ce1" office:value-type="string">
            <text:p>RA 15 forte/35 sciolto</text:p>
          </table:table-cell>
        </table:table-row>
        <table:table-row>
          <table:table-cell/>
          <table:table-cell table:style-name="ce1" office:value-type="string">
            <text:p>C3RA50</text:p>
          </table:table-cell>
          <table:table-cell table:style-name="ce1" office:value-type="string">
            <text:p>RA 15 forte/35 sciolto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 style:data-style-name="N2" text:time-value="08:39:36.075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11M58S</meta:editing-duration>
    <meta:editing-cycles>284</meta:editing-cycles>
    <meta:generator>LibreOffice/4.2.6.3$Windows_x86 LibreOffice_project/3fd416d4c6db7d3204c17ce57a1d70f6e531ee21</meta:generator>
    <dc:date>2014-09-26T10:47:57.698000000</dc:date>
    <dc:creator>Marco Ligabue</dc:creator>
    <meta:document-statistic meta:table-count="3" meta:cell-count="9237" meta:object-count="0"/>
    <meta:user-defined meta:name="Info 1"/>
    <meta:user-defined meta:name="Info 2"/>
    <meta:user-defined meta:name="Info 3"/>
    <meta:user-defined meta:name="Info 4"/>
  </office:meta>
</office:document-meta>
</file>